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5.xml" manifest:media-type="text/xml"/>
  <manifest:file-entry manifest:full-path="Dialogs/EasModul/dialog-lb.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63.11mm"/>
    </style:style>
    <style:style style:name="co41" style:family="table-column">
      <style:table-column-properties fo:break-before="auto" style:column-width="24.09mm"/>
    </style:style>
    <style:style style:name="co42" style:family="table-column">
      <style:table-column-properties fo:break-before="auto" style:column-width="8.55mm"/>
    </style:style>
    <style:style style:name="co43" style:family="table-column">
      <style:table-column-properties fo:break-before="auto" style:column-width="20.28mm"/>
    </style:style>
    <style:style style:name="co44" style:family="table-column">
      <style:table-column-properties fo:break-before="auto" style:column-width="173.5mm"/>
    </style:style>
    <style:style style:name="co45" style:family="table-column">
      <style:table-column-properties fo:break-before="auto" style:column-width="26.09mm"/>
    </style:style>
    <style:style style:name="co46" style:family="table-column">
      <style:table-column-properties fo:break-before="auto" style:column-width="106.27mm"/>
    </style:style>
    <style:style style:name="co47" style:family="table-column">
      <style:table-column-properties fo:break-before="auto" style:column-width="57.36mm"/>
    </style:style>
    <style:style style:name="co48" style:family="table-column">
      <style:table-column-properties fo:break-before="auto" style:column-width="41.36mm"/>
    </style:style>
    <style:style style:name="co49" style:family="table-column">
      <style:table-column-properties fo:break-before="auto" style:column-width="76.36mm"/>
    </style:style>
    <style:style style:name="co50" style:family="table-column">
      <style:table-column-properties fo:break-before="auto" style:column-width="55.09mm"/>
    </style:style>
    <style:style style:name="co51" style:family="table-column">
      <style:table-column-properties fo:break-before="auto" style:column-width="95.46mm"/>
    </style:style>
    <style:style style:name="co52"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35mm" fo:break-before="auto" style:use-optimal-row-height="false"/>
    </style:style>
    <style:style style:name="ro10" style:family="table-row">
      <style:table-row-properties style:row-height="9.88mm" fo:break-before="auto" style:use-optimal-row-height="false"/>
    </style:style>
    <style:style style:name="ro11" style:family="table-row">
      <style:table-row-properties style:row-height="9.75mm" fo:break-before="auto" style:use-optimal-row-height="true"/>
    </style:style>
    <style:style style:name="ro12" style:family="table-row">
      <style:table-row-properties style:row-height="14.23mm" fo:break-before="auto" style:use-optimal-row-height="true"/>
    </style:style>
    <style:style style:name="ro13" style:family="table-row">
      <style:table-row-properties style:row-height="36.62mm" fo:break-before="auto" style:use-optimal-row-height="true"/>
    </style:style>
    <style:style style:name="ro14" style:family="table-row">
      <style:table-row-properties style:row-height="18.71mm" fo:break-before="auto" style:use-optimal-row-height="true"/>
    </style:style>
    <style:style style:name="ro15" style:family="table-row">
      <style:table-row-properties style:row-height="23.2mm" fo:break-before="auto" style:use-optimal-row-height="true"/>
    </style:style>
    <style:style style:name="ro16" style:family="table-row">
      <style:table-row-properties style:row-height="32.16mm" fo:break-before="auto" style:use-optimal-row-height="true"/>
    </style:style>
    <style:style style:name="ro17" style:family="table-row">
      <style:table-row-properties style:row-height="27.68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50"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86" style:family="table-cell" style:parent-style-name="Default" style:data-style-name="N80">
      <style:table-cell-properties style:text-align-source="fix" style:repeat-content="false"/>
      <style:paragraph-properties fo:text-align="center" fo:margin-left="0mm"/>
    </style:style>
    <style:style style:name="ce8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96"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111" style:family="table-cell" style:parent-style-name="Default" style:data-style-name="N100"/>
    <style:style style:name="ce114"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0"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18"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4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6"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3"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9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3.05mm" draw:shadow-offset-y="3.05mm"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loext:graphic-properties draw:fill="solid" draw:fill-color="#bce4e5"/>
      <style:paragraph-properties fo:text-align="center"/>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font-name="Calibri"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6"/>
        <table:table-column table:style-name="co5" table:default-cell-style-name="ce4"/>
        <table:table-column table:style-name="co6" table:number-columns-repeated="4" table:default-cell-style-name="ce2"/>
        <table:table-column table:style-name="co7" table:visibility="collapse" table:default-cell-style-name="ce4"/>
        <table:table-column table:style-name="co6" table:visibility="collapse" table:number-columns-repeated="4" table:default-cell-style-name="ce4"/>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
        <table:table-column table:style-name="co3" table:default-cell-style-name="ce4"/>
        <table:table-column table:style-name="co13" table:default-cell-style-name="ce4"/>
        <table:table-column table:style-name="co14" table:default-cell-style-name="ce4"/>
        <table:table-column table:style-name="co15" table:visibility="collapse" table:default-cell-style-name="ce4"/>
        <table:table-column table:style-name="co16" table:default-cell-style-name="ce4"/>
        <table:table-column table:style-name="co17" table:default-cell-style-name="ce4"/>
        <table:table-column table:style-name="co7" table:number-columns-repeated="5" table:default-cell-style-name="ce4"/>
        <table:table-column table:style-name="co3" table:default-cell-style-name="ce4"/>
        <table:table-column table:style-name="co18" table:default-cell-style-name="ce73"/>
        <table:table-column table:style-name="co3" table:number-columns-repeated="2" table:default-cell-style-name="ce4"/>
        <table:table-column table:style-name="co19" table:default-cell-style-name="ce4"/>
        <table:table-column table:style-name="co20" table:default-cell-style-name="ce4"/>
        <table:table-column table:style-name="co21" table:default-cell-style-name="ce73"/>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7" table:number-columns-repeated="984" table:default-cell-style-name="ce4"/>
        <table:table-row table:style-name="ro3">
          <table:table-cell/>
          <table:table-cell table:style-name="ce42"/>
          <table:table-cell table:style-name="ce33" office:value-type="string" calcext:value-type="string" table:number-columns-spanned="4" table:number-rows-spanned="1">
            <text:p>Kunci Jawaban</text:p>
          </table:table-cell>
          <table:covered-table-cell table:number-columns-repeated="3" table:style-name="ce33"/>
          <table:table-cell table:style-name="ce42"/>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3" office:value-type="string" calcext:value-type="string" table:number-columns-spanned="2" table:number-rows-spanned="1">
            <text:p>Logika jawaban</text:p>
          </table:table-cell>
          <table:covered-table-cell table:style-name="ce33"/>
          <table:table-cell table:style-name="ce6"/>
          <table:table-cell table:style-name="ce72"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42" table:formula="of:=SUM([.N4:.Q4])/4"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17" calcext:value-type="date">
            <text:p>17.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42" table:formula="of:=SUM([.N5:.Q5])/4"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3:.R6])"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42" table:formula="of:=SUM([.N8:.Q8])/4" office:value-type="float" office:value="0" calcext:value-type="float">
            <text:p>0</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8:.R11])"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42" table:formula="of:=SUM([.N16:.Q16])/4" office:value-type="float" office:value="0" calcext:value-type="float">
            <text:p>0</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R16])" office:value-type="float" office:value="0" calcext:value-type="float">
            <text:p>0</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42" table:formula="of:=SUM([.N19:.Q19])/4"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8:.R21])"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3:.R26])" office:value-type="float" office:value="0" calcext:value-type="float">
            <text:p>0</text:p>
          </table:table-cell>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42" table:formula="of:=SUM([.N31:.Q31])/4" office:value-type="float" office:value="0" calcext:value-type="float">
            <text:p>0</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8:.R31])" office:value-type="float" office:value="0" calcext:value-type="float">
            <text:p>0</text:p>
          </table:table-cell>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42" table:formula="of:=SUM([.N33:.Q33])/4" office:value-type="float" office:value="0" calcext:value-type="float">
            <text:p>0</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0" calcext:value-type="float">
            <text:p>0</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0" calcext:value-type="float">
            <text:p>0</text:p>
          </table:table-cell>
          <table:table-cell table:style-name="ce42" table:formula="of:=IFERROR(IF([.U99]=&quot;R&quot;;VLOOKUP([.W99];[.$AA$3:.$AB$7];2;0);[.W9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3" office:value-type="string" calcext:value-type="string" table:number-columns-spanned="4" table:number-rows-spanned="1">
            <text:p>Kunci Jawaban</text:p>
          </table:table-cell>
          <table:covered-table-cell table:number-columns-repeated="3" table:style-name="ce33"/>
          <table:table-cell table:style-name="ce42"/>
          <table:table-cell table:style-name="ce38" office:value-type="string" calcext:value-type="string" table:number-columns-spanned="4" table:number-rows-spanned="1">
            <text:p>Jawaban</text:p>
          </table:table-cell>
          <table:covered-table-cell table:number-columns-repeated="3" table:style-name="ce38"/>
          <table:table-cell table:style-name="ce8"/>
          <table:table-cell/>
          <table:table-cell table:style-name="ce33" office:value-type="string" calcext:value-type="string" table:number-columns-spanned="5" table:number-rows-spanned="1">
            <text:p>Jawaban Peserta</text:p>
          </table:table-cell>
          <table:covered-table-cell table:number-columns-repeated="4" table:style-name="ce33"/>
          <table:table-cell table:number-columns-repeated="1006"/>
        </table:table-row>
        <table:table-row table:style-name="ro7">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42" table:formula="of:=SUM([.N111:.Q111])/3"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42" table:formula="of:=SUM([.N112:.Q112])/2"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0:.R113])"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42" table:formula="of:=SUM([.N115:.Q115])/3" office:value-type="float" office:value="0" calcext:value-type="float">
            <text:p>0</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5:.R118])"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0:.R123])" office:value-type="float" office:value="0" calcext:value-type="float">
            <text:p>0</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42" table:formula="of:=SUM([.N127:.Q127])/3"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42" table:formula="of:=SUM([.N128:.Q128])/2"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5:.R128])"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0:.R133])" office:value-type="float" office:value="0" calcext:value-type="float">
            <text:p>0</text:p>
          </table:table-cell>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5:.R138])" office:value-type="float" office:value="0" calcext:value-type="float">
            <text:p>0</text:p>
          </table:table-cell>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162]=&quot;R&quot;;VLOOKUP([.W162];[.$AA$3:.$AB$7];2;0);[.W162]);&quot;&quot;)">
            <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166]=&quot;R&quot;;VLOOKUP([.W166];[.$AA$3:.$AB$7];2;0);[.W166]);&quot;&quot;)">
            <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50"/>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0" table:number-columns-repeated="2" table:default-cell-style-name="ce37"/>
        <table:table-column table:style-name="co40" table:default-cell-style-name="ce93"/>
        <table:table-column table:style-name="co41" table:default-cell-style-name="ce37"/>
        <table:table-column table:style-name="co40" table:default-cell-style-name="ce39"/>
        <table:table-column table:style-name="co40" table:number-columns-repeated="4" table:default-cell-style-name="ce37"/>
        <table:table-column table:style-name="co40"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86"/>
          <table:covered-table-cell table:number-columns-repeated="2" table:style-name="ce83"/>
          <table:covered-table-cell table:style-name="ce96"/>
          <table:covered-table-cell table:style-name="ce83"/>
          <table:covered-table-cell table:style-name="ce86"/>
          <table:covered-table-cell table:number-columns-repeated="4" table:style-name="ce83"/>
          <table:table-cell table:number-columns-repeated="1013"/>
        </table:table-row>
        <table:table-row table:style-name="ro9">
          <table:covered-table-cell table:style-name="ce83"/>
          <table:covered-table-cell table:style-name="ce86"/>
          <table:covered-table-cell table:number-columns-repeated="2" table:style-name="ce83"/>
          <table:covered-table-cell table:style-name="ce96"/>
          <table:covered-table-cell table:style-name="ce83"/>
          <table:covered-table-cell table:style-name="ce86"/>
          <table:covered-table-cell table:number-columns-repeated="4" table:style-name="ce83"/>
          <table:table-cell table:number-columns-repeated="1013"/>
        </table:table-row>
        <table:table-row table:style-name="ro4">
          <table:table-cell table:style-name="ce84" office:value-type="string" calcext:value-type="string">
            <text:p>ID DATA</text:p>
          </table:table-cell>
          <table:table-cell table:style-name="ce88" office:value-type="string" calcext:value-type="string">
            <text:p>TANGGAL TES</text:p>
          </table:table-cell>
          <table:table-cell table:style-name="ce84" office:value-type="string" calcext:value-type="string">
            <text:p>KOTA</text:p>
          </table:table-cell>
          <table:table-cell table:style-name="ce84" office:value-type="string" calcext:value-type="string">
            <text:p>NO TES</text:p>
          </table:table-cell>
          <table:table-cell table:style-name="ce84" office:value-type="string" calcext:value-type="string">
            <text:p>NAMA KANDIDAT</text:p>
          </table:table-cell>
          <table:table-cell table:style-name="ce84" office:value-type="string" calcext:value-type="string">
            <text:p>JENIS KELAMIN</text:p>
          </table:table-cell>
          <table:table-cell table:style-name="ce88" office:value-type="string" calcext:value-type="string">
            <text:p>TANGGAL LAHIR</text:p>
          </table:table-cell>
          <table:table-cell table:style-name="ce84" office:value-type="string" calcext:value-type="string">
            <text:p>PENDIDIKAN TERAKHIR</text:p>
          </table:table-cell>
          <table:table-cell table:style-name="ce84" office:value-type="string" calcext:value-type="string">
            <text:p>PERUSAHAAN/INSTITUSI</text:p>
          </table:table-cell>
          <table:table-cell table:style-name="ce84" office:value-type="string" calcext:value-type="string">
            <text:p>POSISI YANG DITUJU</text:p>
          </table:table-cell>
          <table:table-cell table:style-name="ce8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94"/>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0" calcext:value-type="float">
            <text:p>0</text:p>
          </table:table-cell>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0" calcext:value-type="float">
            <text:p>0</text:p>
          </table:table-cell>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0" calcext:value-type="float">
            <text:p>0</text:p>
          </table:table-cell>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0" calcext:value-type="float">
            <text:p>0</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0" calcext:value-type="float">
            <text:p>0</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0" calcext:value-type="float">
            <text:p>0</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0" calcext:value-type="float">
            <text:p>0</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0" calcext:value-type="float">
            <text:p>0</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0" calcext:value-type="float">
            <text:p>0</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0" calcext:value-type="float">
            <text:p>0</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0" calcext:value-type="float">
            <text:p>0</text:p>
          </table:table-cell>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0" calcext:value-type="float">
            <text:p>0</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0" calcext:value-type="float">
            <text:p>0</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0" calcext:value-type="float">
            <text:p>0</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0" calcext:value-type="float">
            <text:p>0</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0" calcext:value-type="float">
            <text:p>0</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0" calcext:value-type="float">
            <text:p>0</text:p>
          </table:table-cell>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0" calcext:value-type="float">
            <text:p>0</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0" calcext:value-type="float">
            <text:p>0</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0" calcext:value-type="float">
            <text:p>0</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0" calcext:value-type="float">
            <text:p>0</text:p>
          </table:table-cell>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0" calcext:value-type="float">
            <text:p>0</text:p>
          </table:table-cell>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0" calcext:value-type="float">
            <text:p>0</text:p>
          </table:table-cell>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0" calcext:value-type="float">
            <text:p>0</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0" calcext:value-type="float">
            <text:p>0</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0" calcext:value-type="float">
            <text:p>0</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0" calcext:value-type="float">
            <text:p>0</text:p>
          </table:table-cell>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0" calcext:value-type="float">
            <text:p>0</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0" calcext:value-type="float">
            <text:p>0</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0" calcext:value-type="float">
            <text:p>0</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0" calcext:value-type="float">
            <text:p>0</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0" calcext:value-type="float">
            <text:p>0</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0" calcext:value-type="float">
            <text:p>0</text:p>
          </table:table-cell>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0" calcext:value-type="float">
            <text:p>0</text:p>
          </table:table-cell>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0" calcext:value-type="float">
            <text:p>0</text:p>
          </table:table-cell>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0" calcext:value-type="float">
            <text:p>0</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0" calcext:value-type="float">
            <text:p>0</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0" calcext:value-type="float">
            <text:p>0</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0" calcext:value-type="float">
            <text:p>0</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0" calcext:value-type="float">
            <text:p>0</text:p>
          </table:table-cell>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0" calcext:value-type="float">
            <text:p>0</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0" calcext:value-type="float">
            <text:p>0</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0" calcext:value-type="float">
            <text:p>0</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0" calcext:value-type="float">
            <text:p>0</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0" calcext:value-type="float">
            <text:p>0</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0" calcext:value-type="float">
            <text:p>0</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0" calcext:value-type="float">
            <text:p>0</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0" calcext:value-type="float">
            <text:p>0</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0" calcext:value-type="float">
            <text:p>0</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0" calcext:value-type="float">
            <text:p>0</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0" calcext:value-type="float">
            <text:p>0</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0" calcext:value-type="float">
            <text:p>0</text:p>
          </table:table-cell>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0" calcext:value-type="float">
            <text:p>0</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0" calcext:value-type="float">
            <text:p>0</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0" calcext:value-type="float">
            <text:p>0</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0" calcext:value-type="float">
            <text:p>0</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0" calcext:value-type="float">
            <text:p>0</text:p>
          </table:table-cell>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0" calcext:value-type="float">
            <text:p>0</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0" calcext:value-type="float">
            <text:p>0</text:p>
          </table:table-cell>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0" calcext:value-type="float">
            <text:p>0</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0" calcext:value-type="float">
            <text:p>0</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0" calcext:value-type="float">
            <text:p>0</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0" calcext:value-type="float">
            <text:p>0</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0" calcext:value-type="float">
            <text:p>0</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0" calcext:value-type="float">
            <text:p>0</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0" calcext:value-type="float">
            <text:p>0</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0" calcext:value-type="float">
            <text:p>0</text:p>
          </table:table-cell>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0" calcext:value-type="float">
            <text:p>0</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0" calcext:value-type="float">
            <text:p>0</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0" calcext:value-type="float">
            <text:p>0</text:p>
          </table:table-cell>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0" calcext:value-type="float">
            <text:p>0</text:p>
          </table:table-cell>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0" calcext:value-type="float">
            <text:p>0</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0" calcext:value-type="float">
            <text:p>0</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0" calcext:value-type="float">
            <text:p>0</text:p>
          </table:table-cell>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0" calcext:value-type="float">
            <text:p>0</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0" calcext:value-type="float">
            <text:p>0</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0" calcext:value-type="float">
            <text:p>0</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0" calcext:value-type="float">
            <text:p>0</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0" calcext:value-type="float">
            <text:p>0</text:p>
          </table:table-cell>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0" calcext:value-type="float">
            <text:p>0</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0" calcext:value-type="float">
            <text:p>0</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0" calcext:value-type="float">
            <text:p>0</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0" calcext:value-type="float">
            <text:p>0</text:p>
          </table:table-cell>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0" calcext:value-type="float">
            <text:p>0</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0" calcext:value-type="float">
            <text:p>0</text:p>
          </table:table-cell>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0" calcext:value-type="float">
            <text:p>0</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0" calcext:value-type="float">
            <text:p>0</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0" calcext:value-type="float">
            <text:p>0</text:p>
          </table:table-cell>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0" calcext:value-type="float">
            <text:p>0</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0" calcext:value-type="float">
            <text:p>0</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0" calcext:value-type="float">
            <text:p>0</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0" calcext:value-type="float">
            <text:p>0</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0" calcext:value-type="float">
            <text:p>0</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0" calcext:value-type="float">
            <text:p>0</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0" calcext:value-type="float">
            <text:p>0</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0" calcext:value-type="float">
            <text:p>0</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0" calcext:value-type="float">
            <text:p>0</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0" calcext:value-type="float">
            <text:p>0</text:p>
          </table:table-cell>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0" calcext:value-type="float">
            <text:p>0</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0" calcext:value-type="float">
            <text:p>0</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11"/>
        </table:table-row>
        <table:table-row table:style-name="ro5">
          <table:table-cell table:number-columns-repeated="458"/>
          <table:table-cell table:style-name="ce114"/>
        </table:table-row>
        <table:table-row table:style-name="ro5" table:number-rows-repeated="4">
          <table:table-cell table:number-columns-repeated="459"/>
        </table:table-row>
        <table:table-row table:style-name="ro5">
          <table:table-cell table:number-columns-repeated="458"/>
          <table:table-cell table:style-name="ce114"/>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320.83mm" svg:y="6.47mm"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0"/>
        </table:table-row>
        <table:table-row table:style-name="ro5">
          <table:covered-table-cell table:number-columns-repeated="14" table:style-name="ce110"/>
        </table:table-row>
        <table:table-row table:style-name="ro5">
          <table:table-cell table:style-name="ce109" office:value-type="string" calcext:value-type="string" table:number-columns-spanned="14" table:number-rows-spanned="1">
            <text:p>SOAL</text:p>
          </table:table-cell>
          <table:covered-table-cell table:number-columns-repeated="13" table:style-name="ce110"/>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formula="of:=[$'jawaban peserta'.B2]" office:value-type="float" office:value="0" calcext:value-type="float">
            <text:p>0</text:p>
          </table:table-cell>
          <table:table-cell table:style-name="ce18"/>
          <table:table-cell table:style-name="ce65" office:value-type="float" office:value="21" calcext:value-type="float">
            <text:p>21</text:p>
          </table:table-cell>
          <table:table-cell table:style-name="ce6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6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70" table:formula="of:=[$'jawaban peserta'.B61]" office:value-type="float" office:value="0" calcext:value-type="float">
            <text:p>0</text:p>
          </table:table-cell>
          <table:table-cell table:style-name="ce18"/>
          <table:table-cell table:style-name="ce68" office:value-type="float" office:value="81" calcext:value-type="float">
            <text:p>81</text:p>
          </table:table-cell>
          <table:table-cell table:style-name="ce70" table:formula="of:=[$'jawaban peserta'.B81]" office:value-type="float" office:value="0" calcext:value-type="float">
            <text:p>0</text:p>
          </table:table-cell>
        </table:table-row>
        <table:table-row table:style-name="ro5">
          <table:table-cell table:style-name="ce54" office:value-type="float" office:value="2" calcext:value-type="float">
            <text:p>2</text:p>
          </table:table-cell>
          <table:table-cell table:style-name="ce61" table:formula="of:=[$'jawaban peserta'.B3]" office:value-type="float" office:value="0" calcext:value-type="float">
            <text:p>0</text:p>
          </table:table-cell>
          <table:table-cell table:style-name="ce18"/>
          <table:table-cell table:style-name="ce65" office:value-type="float" office:value="22" calcext:value-type="float">
            <text:p>22</text:p>
          </table:table-cell>
          <table:table-cell table:style-name="ce61" table:formula="of:=[$'jawaban peserta'.B23]" office:value-type="float" office:value="0" calcext:value-type="float">
            <text:p>0</text:p>
          </table:table-cell>
          <table:table-cell table:style-name="ce18"/>
          <table:table-cell table:style-name="ce65" office:value-type="float" office:value="42" calcext:value-type="float">
            <text:p>42</text:p>
          </table:table-cell>
          <table:table-cell table:style-name="ce6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70" table:formula="of:=[$'jawaban peserta'.B62]" office:value-type="float" office:value="0" calcext:value-type="float">
            <text:p>0</text:p>
          </table:table-cell>
          <table:table-cell table:style-name="ce18"/>
          <table:table-cell table:style-name="ce68" office:value-type="float" office:value="82" calcext:value-type="float">
            <text:p>82</text:p>
          </table:table-cell>
          <table:table-cell table:style-name="ce70" table:formula="of:=[$'jawaban peserta'.B82]" office:value-type="float" office:value="0" calcext:value-type="float">
            <text:p>0</text:p>
          </table:table-cell>
        </table:table-row>
        <table:table-row table:style-name="ro5">
          <table:table-cell table:style-name="ce54" office:value-type="float" office:value="3" calcext:value-type="float">
            <text:p>3</text:p>
          </table:table-cell>
          <table:table-cell table:style-name="ce61" table:formula="of:=[$'jawaban peserta'.B4]" office:value-type="float" office:value="0" calcext:value-type="float">
            <text:p>0</text:p>
          </table:table-cell>
          <table:table-cell table:style-name="ce18"/>
          <table:table-cell table:style-name="ce65" office:value-type="float" office:value="23" calcext:value-type="float">
            <text:p>23</text:p>
          </table:table-cell>
          <table:table-cell table:style-name="ce6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6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70" table:formula="of:=[$'jawaban peserta'.B63]" office:value-type="float" office:value="0" calcext:value-type="float">
            <text:p>0</text:p>
          </table:table-cell>
          <table:table-cell table:style-name="ce18"/>
          <table:table-cell table:style-name="ce68" office:value-type="float" office:value="83" calcext:value-type="float">
            <text:p>83</text:p>
          </table:table-cell>
          <table:table-cell table:style-name="ce70" table:formula="of:=[$'jawaban peserta'.B83]" office:value-type="float" office:value="0" calcext:value-type="float">
            <text:p>0</text:p>
          </table:table-cell>
        </table:table-row>
        <table:table-row table:style-name="ro5">
          <table:table-cell table:style-name="ce54" office:value-type="float" office:value="4" calcext:value-type="float">
            <text:p>4</text:p>
          </table:table-cell>
          <table:table-cell table:style-name="ce6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6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6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70" table:formula="of:=[$'jawaban peserta'.B64]" office:value-type="float" office:value="0" calcext:value-type="float">
            <text:p>0</text:p>
          </table:table-cell>
          <table:table-cell table:style-name="ce18"/>
          <table:table-cell table:style-name="ce68" office:value-type="float" office:value="84" calcext:value-type="float">
            <text:p>84</text:p>
          </table:table-cell>
          <table:table-cell table:style-name="ce70" table:formula="of:=[$'jawaban peserta'.B84]" office:value-type="float" office:value="0" calcext:value-type="float">
            <text:p>0</text:p>
          </table:table-cell>
        </table:table-row>
        <table:table-row table:style-name="ro5">
          <table:table-cell table:style-name="ce54" office:value-type="float" office:value="5" calcext:value-type="float">
            <text:p>5</text:p>
          </table:table-cell>
          <table:table-cell table:style-name="ce6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6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6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70" table:formula="of:=[$'jawaban peserta'.B65]" office:value-type="float" office:value="0" calcext:value-type="float">
            <text:p>0</text:p>
          </table:table-cell>
          <table:table-cell table:style-name="ce18"/>
          <table:table-cell table:style-name="ce68" office:value-type="float" office:value="85" calcext:value-type="float">
            <text:p>85</text:p>
          </table:table-cell>
          <table:table-cell table:style-name="ce70" table:formula="of:=[$'jawaban peserta'.B85]" office:value-type="float" office:value="0" calcext:value-type="float">
            <text:p>0</text:p>
          </table:table-cell>
        </table:table-row>
        <table:table-row table:style-name="ro5">
          <table:table-cell table:style-name="ce54" office:value-type="float" office:value="6" calcext:value-type="float">
            <text:p>6</text:p>
          </table:table-cell>
          <table:table-cell table:style-name="ce6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6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61" table:formula="of:=[$'jawaban peserta'.B47]" office:value-type="float" office:value="0" calcext:value-type="float">
            <text:p>0</text:p>
          </table:table-cell>
          <table:table-cell table:style-name="ce18"/>
          <table:table-cell table:style-name="ce68" office:value-type="float" office:value="66" calcext:value-type="float">
            <text:p>66</text:p>
          </table:table-cell>
          <table:table-cell table:style-name="ce70" table:formula="of:=[$'jawaban peserta'.B66]" office:value-type="float" office:value="0" calcext:value-type="float">
            <text:p>0</text:p>
          </table:table-cell>
          <table:table-cell table:style-name="ce18"/>
          <table:table-cell table:style-name="ce68" office:value-type="float" office:value="86" calcext:value-type="float">
            <text:p>86</text:p>
          </table:table-cell>
          <table:table-cell table:style-name="ce70" table:formula="of:=[$'jawaban peserta'.B86]" office:value-type="float" office:value="0" calcext:value-type="float">
            <text:p>0</text:p>
          </table:table-cell>
        </table:table-row>
        <table:table-row table:style-name="ro5">
          <table:table-cell table:style-name="ce54" office:value-type="float" office:value="7" calcext:value-type="float">
            <text:p>7</text:p>
          </table:table-cell>
          <table:table-cell table:style-name="ce6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6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6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70" table:formula="of:=[$'jawaban peserta'.B67]" office:value-type="float" office:value="0" calcext:value-type="float">
            <text:p>0</text:p>
          </table:table-cell>
          <table:table-cell table:style-name="ce18"/>
          <table:table-cell table:style-name="ce68" office:value-type="float" office:value="87" calcext:value-type="float">
            <text:p>87</text:p>
          </table:table-cell>
          <table:table-cell table:style-name="ce70" table:formula="of:=[$'jawaban peserta'.B87]" office:value-type="float" office:value="0" calcext:value-type="float">
            <text:p>0</text:p>
          </table:table-cell>
        </table:table-row>
        <table:table-row table:style-name="ro5">
          <table:table-cell table:style-name="ce54" office:value-type="float" office:value="8" calcext:value-type="float">
            <text:p>8</text:p>
          </table:table-cell>
          <table:table-cell table:style-name="ce6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6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6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70" table:formula="of:=[$'jawaban peserta'.B68]" office:value-type="float" office:value="0" calcext:value-type="float">
            <text:p>0</text:p>
          </table:table-cell>
          <table:table-cell table:style-name="ce18"/>
          <table:table-cell table:style-name="ce68" office:value-type="float" office:value="88" calcext:value-type="float">
            <text:p>88</text:p>
          </table:table-cell>
          <table:table-cell table:style-name="ce70" table:formula="of:=[$'jawaban peserta'.B88]" office:value-type="float" office:value="0" calcext:value-type="float">
            <text:p>0</text:p>
          </table:table-cell>
        </table:table-row>
        <table:table-row table:style-name="ro5">
          <table:table-cell table:style-name="ce54" office:value-type="float" office:value="9" calcext:value-type="float">
            <text:p>9</text:p>
          </table:table-cell>
          <table:table-cell table:style-name="ce6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6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6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70" table:formula="of:=[$'jawaban peserta'.B69]" office:value-type="float" office:value="0" calcext:value-type="float">
            <text:p>0</text:p>
          </table:table-cell>
          <table:table-cell table:style-name="ce18"/>
          <table:table-cell table:style-name="ce68" office:value-type="float" office:value="89" calcext:value-type="float">
            <text:p>89</text:p>
          </table:table-cell>
          <table:table-cell table:style-name="ce70" table:formula="of:=[$'jawaban peserta'.B89]" office:value-type="float" office:value="0" calcext:value-type="float">
            <text:p>0</text:p>
          </table:table-cell>
        </table:table-row>
        <table:table-row table:style-name="ro5">
          <table:table-cell table:style-name="ce54" office:value-type="float" office:value="10" calcext:value-type="float">
            <text:p>10</text:p>
          </table:table-cell>
          <table:table-cell table:style-name="ce6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6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6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70" table:formula="of:=[$'jawaban peserta'.B70]" office:value-type="float" office:value="0" calcext:value-type="float">
            <text:p>0</text:p>
          </table:table-cell>
          <table:table-cell table:style-name="ce18"/>
          <table:table-cell table:style-name="ce68" office:value-type="float" office:value="90" calcext:value-type="float">
            <text:p>90</text:p>
          </table:table-cell>
          <table:table-cell table:style-name="ce70" table:formula="of:=[$'jawaban peserta'.B90]" office:value-type="float" office:value="0" calcext:value-type="float">
            <text:p>0</text:p>
          </table:table-cell>
        </table:table-row>
        <table:table-row table:style-name="ro5">
          <table:table-cell table:style-name="ce54" office:value-type="float" office:value="11" calcext:value-type="float">
            <text:p>11</text:p>
          </table:table-cell>
          <table:table-cell table:style-name="ce6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6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6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70" table:formula="of:=[$'jawaban peserta'.B71]" office:value-type="float" office:value="0" calcext:value-type="float">
            <text:p>0</text:p>
          </table:table-cell>
          <table:table-cell table:style-name="ce18"/>
          <table:table-cell table:style-name="ce68" office:value-type="float" office:value="91" calcext:value-type="float">
            <text:p>91</text:p>
          </table:table-cell>
          <table:table-cell table:style-name="ce70" table:formula="of:=[$'jawaban peserta'.B91]" office:value-type="float" office:value="0" calcext:value-type="float">
            <text:p>0</text:p>
          </table:table-cell>
        </table:table-row>
        <table:table-row table:style-name="ro5">
          <table:table-cell table:style-name="ce54" office:value-type="float" office:value="12" calcext:value-type="float">
            <text:p>12</text:p>
          </table:table-cell>
          <table:table-cell table:style-name="ce6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6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6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70" table:formula="of:=[$'jawaban peserta'.B72]" office:value-type="float" office:value="0" calcext:value-type="float">
            <text:p>0</text:p>
          </table:table-cell>
          <table:table-cell table:style-name="ce18"/>
          <table:table-cell table:style-name="ce68" office:value-type="float" office:value="92" calcext:value-type="float">
            <text:p>92</text:p>
          </table:table-cell>
          <table:table-cell table:style-name="ce70" table:formula="of:=[$'jawaban peserta'.B92]" office:value-type="float" office:value="0" calcext:value-type="float">
            <text:p>0</text:p>
          </table:table-cell>
        </table:table-row>
        <table:table-row table:style-name="ro5">
          <table:table-cell table:style-name="ce54" office:value-type="float" office:value="13" calcext:value-type="float">
            <text:p>13</text:p>
          </table:table-cell>
          <table:table-cell table:style-name="ce6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6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6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70" table:formula="of:=[$'jawaban peserta'.B73]" office:value-type="float" office:value="0" calcext:value-type="float">
            <text:p>0</text:p>
          </table:table-cell>
          <table:table-cell table:style-name="ce18"/>
          <table:table-cell table:style-name="ce68" office:value-type="float" office:value="93" calcext:value-type="float">
            <text:p>93</text:p>
          </table:table-cell>
          <table:table-cell table:style-name="ce70" table:formula="of:=[$'jawaban peserta'.B93]" office:value-type="float" office:value="0" calcext:value-type="float">
            <text:p>0</text:p>
          </table:table-cell>
        </table:table-row>
        <table:table-row table:style-name="ro5">
          <table:table-cell table:style-name="ce54" office:value-type="float" office:value="14" calcext:value-type="float">
            <text:p>14</text:p>
          </table:table-cell>
          <table:table-cell table:style-name="ce6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6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6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70" table:formula="of:=[$'jawaban peserta'.B74]" office:value-type="float" office:value="0" calcext:value-type="float">
            <text:p>0</text:p>
          </table:table-cell>
          <table:table-cell table:style-name="ce18"/>
          <table:table-cell table:style-name="ce68" office:value-type="float" office:value="94" calcext:value-type="float">
            <text:p>94</text:p>
          </table:table-cell>
          <table:table-cell table:style-name="ce70" table:formula="of:=[$'jawaban peserta'.B94]" office:value-type="float" office:value="0" calcext:value-type="float">
            <text:p>0</text:p>
          </table:table-cell>
        </table:table-row>
        <table:table-row table:style-name="ro5">
          <table:table-cell table:style-name="ce54" office:value-type="float" office:value="15" calcext:value-type="float">
            <text:p>15</text:p>
          </table:table-cell>
          <table:table-cell table:style-name="ce6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6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6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70" table:formula="of:=[$'jawaban peserta'.B75]" office:value-type="float" office:value="0" calcext:value-type="float">
            <text:p>0</text:p>
          </table:table-cell>
          <table:table-cell table:style-name="ce18"/>
          <table:table-cell table:style-name="ce68" office:value-type="float" office:value="95" calcext:value-type="float">
            <text:p>95</text:p>
          </table:table-cell>
          <table:table-cell table:style-name="ce70" table:formula="of:=[$'jawaban peserta'.B95]" office:value-type="float" office:value="0" calcext:value-type="float">
            <text:p>0</text:p>
          </table:table-cell>
        </table:table-row>
        <table:table-row table:style-name="ro5">
          <table:table-cell table:style-name="ce54" office:value-type="float" office:value="16" calcext:value-type="float">
            <text:p>16</text:p>
          </table:table-cell>
          <table:table-cell table:style-name="ce6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6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6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70" table:formula="of:=[$'jawaban peserta'.B76]" office:value-type="float" office:value="0" calcext:value-type="float">
            <text:p>0</text:p>
          </table:table-cell>
          <table:table-cell table:style-name="ce18"/>
          <table:table-cell table:style-name="ce68" office:value-type="float" office:value="96" calcext:value-type="float">
            <text:p>96</text:p>
          </table:table-cell>
          <table:table-cell table:style-name="ce70" table:formula="of:=[$'jawaban peserta'.B96]" office:value-type="float" office:value="0" calcext:value-type="float">
            <text:p>0</text:p>
          </table:table-cell>
        </table:table-row>
        <table:table-row table:style-name="ro5">
          <table:table-cell table:style-name="ce54" office:value-type="float" office:value="17" calcext:value-type="float">
            <text:p>17</text:p>
          </table:table-cell>
          <table:table-cell table:style-name="ce6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6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6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70" table:formula="of:=[$'jawaban peserta'.B77]" office:value-type="float" office:value="0" calcext:value-type="float">
            <text:p>0</text:p>
          </table:table-cell>
          <table:table-cell table:style-name="ce18"/>
          <table:table-cell table:style-name="ce68" office:value-type="float" office:value="97" calcext:value-type="float">
            <text:p>97</text:p>
          </table:table-cell>
          <table:table-cell table:style-name="ce70" table:formula="of:=[$'jawaban peserta'.B97]" office:value-type="float" office:value="0" calcext:value-type="float">
            <text:p>0</text:p>
          </table:table-cell>
        </table:table-row>
        <table:table-row table:style-name="ro5">
          <table:table-cell table:style-name="ce54" office:value-type="float" office:value="18" calcext:value-type="float">
            <text:p>18</text:p>
          </table:table-cell>
          <table:table-cell table:style-name="ce6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6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6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70" table:formula="of:=[$'jawaban peserta'.B78]" office:value-type="float" office:value="0" calcext:value-type="float">
            <text:p>0</text:p>
          </table:table-cell>
          <table:table-cell table:style-name="ce18"/>
          <table:table-cell table:style-name="ce68" office:value-type="float" office:value="98" calcext:value-type="float">
            <text:p>98</text:p>
          </table:table-cell>
          <table:table-cell table:style-name="ce70" table:formula="of:=[$'jawaban peserta'.B98]" office:value-type="float" office:value="0" calcext:value-type="float">
            <text:p>0</text:p>
          </table:table-cell>
        </table:table-row>
        <table:table-row table:style-name="ro5">
          <table:table-cell table:style-name="ce54" office:value-type="float" office:value="19" calcext:value-type="float">
            <text:p>19</text:p>
          </table:table-cell>
          <table:table-cell table:style-name="ce6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6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6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70" table:formula="of:=[$'jawaban peserta'.B79]" office:value-type="float" office:value="0" calcext:value-type="float">
            <text:p>0</text:p>
          </table:table-cell>
          <table:table-cell table:style-name="ce18"/>
          <table:table-cell table:style-name="ce68" office:value-type="float" office:value="99" calcext:value-type="float">
            <text:p>99</text:p>
          </table:table-cell>
          <table:table-cell table:style-name="ce70" table:formula="of:=[$'jawaban peserta'.B99]" office:value-type="float" office:value="0" calcext:value-type="float">
            <text:p>0</text:p>
          </table:table-cell>
        </table:table-row>
        <table:table-row table:style-name="ro5">
          <table:table-cell table:style-name="ce54" office:value-type="float" office:value="20" calcext:value-type="float">
            <text:p>20</text:p>
          </table:table-cell>
          <table:table-cell table:style-name="ce6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6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6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70" table:formula="of:=[$'jawaban peserta'.B80]" office:value-type="float" office:value="0" calcext:value-type="float">
            <text:p>0</text:p>
          </table:table-cell>
          <table:table-cell table:style-name="ce18"/>
          <table:table-cell table:style-name="ce68" office:value-type="float" office:value="100" calcext:value-type="float">
            <text:p>100</text:p>
          </table:table-cell>
          <table:table-cell table:style-name="ce70" table:formula="of:=[$'jawaban peserta'.B100]" office:value-type="float" office:value="0" calcext:value-type="float">
            <text:p>0</text:p>
          </table:table-cell>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5">
        <table:table-column table:style-name="co42" table:default-cell-style-name="Default"/>
        <table:table-column table:style-name="co7" table:number-columns-repeated="3" table:default-cell-style-name="Default"/>
        <table:table-column table:style-name="co43" table:default-cell-style-name="ce4"/>
        <table:table-column table:style-name="co7" table:default-cell-style-name="ce4"/>
        <table:table-column table:style-name="co44" table:default-cell-style-name="ce96"/>
        <table:table-column table:style-name="co7" table:default-cell-style-name="Default"/>
        <table:table-column table:style-name="co45" table:default-cell-style-name="Default"/>
        <table:table-column table:style-name="co46" table:default-cell-style-name="ce108"/>
        <table:table-column table:style-name="co47" table:default-cell-style-name="ce108"/>
        <table:table-column table:style-name="co7" table:default-cell-style-name="Default"/>
        <table:table-column table:style-name="co48" table:default-cell-style-name="Default"/>
        <table:table-column table:style-name="co49" table:default-cell-style-name="Default"/>
        <table:table-column table:style-name="co7" table:number-columns-repeated="1010"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5">
          <table:table-cell table:style-name="ce118"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0" calcext:value-type="float">
            <text:p>0</text:p>
          </table:table-cell>
          <table:table-cell table:style-name="ce107" table:formula="of:=IF([.$N$1]=0;&quot;Data Kosong&quot;;IF([.E2]&gt;[.H2];[.S2];[.T2]))" office:value-type="string" office:string-value="Data Kosong" calcext:value-type="string">
            <text:p>Data Kosong</text:p>
          </table:table-cell>
          <table:table-cell table:style-name="ce6" table:formula="of:=IF([.$N$1]=0;&quot;Data kandidat belum lengkap&quot;;IF([.E2]&gt;[.H2];[.J2];[.K2]))" office:value-type="string" office:string-value="Data kandidat belum lengkap" calcext:value-type="string">
            <text:p>Data kandidat belum lengkap</text:p>
          </table:table-cell>
          <table:table-cell table:style-name="ce4" table:formula="of:=IF([.$N$1]=&quot;P&quot;;[.O2];[.P2])" office:value-type="float" office:value="3.17" calcext:value-type="float">
            <text:p>3.17</text:p>
          </table:table-cell>
          <table:table-cell table:style-name="ce4"/>
          <table:table-cell table:style-name="ce112"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12"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0" calcext:value-type="float">
            <text:p>0</text:p>
          </table:table-cell>
          <table:table-cell table:style-name="ce107" table:formula="of:=IF([.$N$1]=0;&quot;Data Kosong&quot;;IF([.E3]&gt;[.H3];[.S3];[.T3]))" office:value-type="string" office:string-value="Data Kosong" calcext:value-type="string">
            <text:p>Data Kosong</text:p>
          </table:table-cell>
          <table:table-cell table:style-name="ce6" table:formula="of:=IF([.$N$1]=0;&quot;Data kandidat belum lengkap&quot;;IF([.E3]&gt;[.H3];[.J3];[.K3]))" office:value-type="string" office:string-value="Data kandidat belum lengkap" calcext:value-type="string">
            <text:p>Data kandidat belum lengkap</text:p>
          </table:table-cell>
          <table:table-cell table:style-name="ce4" table:formula="of:=IF([.$N$1]=&quot;P&quot;;[.O3];[.P3])" office:value-type="float" office:value="3.33" calcext:value-type="float">
            <text:p>3.33</text:p>
          </table:table-cell>
          <table:table-cell/>
          <table:table-cell table:style-name="ce112"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0" calcext:value-type="float">
            <text:p>0</text:p>
          </table:table-cell>
          <table:table-cell table:style-name="ce107" table:formula="of:=IF([.$N$1]=0;&quot;Data Kosong&quot;;IF([.E4]&gt;[.H4];[.S4];[.T4]))" office:value-type="string" office:string-value="Data Kosong" calcext:value-type="string">
            <text:p>Data Kosong</text:p>
          </table:table-cell>
          <table:table-cell table:style-name="ce6" table:formula="of:=IF([.$N$1]=0;&quot;Data kandidat belum lengkap&quot;;IF([.E4]&gt;[.H4];[.J4];[.K4]))" office:value-type="string" office:string-value="Data kandidat belum lengkap" calcext:value-type="string">
            <text:p>Data kandidat belum lengkap</text:p>
          </table:table-cell>
          <table:table-cell table:style-name="ce4" table:formula="of:=IF([.$N$1]=&quot;P&quot;;[.O4];[.P4])" office:value-type="float" office:value="2.88" calcext:value-type="float">
            <text:p>2.88</text:p>
          </table:table-cell>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0" calcext:value-type="float">
            <text:p>0</text:p>
          </table:table-cell>
          <table:table-cell table:style-name="ce107" table:formula="of:=IF([.$N$1]=0;&quot;Data Kosong&quot;;IF([.E5]&gt;[.H5];[.S5];[.T5]))" office:value-type="string" office:string-value="Data Kosong" calcext:value-type="string">
            <text:p>Data Kosong</text:p>
          </table:table-cell>
          <table:table-cell table:style-name="ce6" table:formula="of:=IF([.$N$1]=0;&quot;Data kandidat belum lengkap&quot;;IF([.E5]&gt;[.H5];[.J5];[.K5]))" office:value-type="string" office:string-value="Data kandidat belum lengkap" calcext:value-type="string">
            <text:p>Data kandidat belum lengkap</text:p>
          </table:table-cell>
          <table:table-cell table:style-name="ce4" table:formula="of:=IF([.$N$1]=&quot;P&quot;;[.O5];[.P5])" office:value-type="float" office:value="3.22" calcext:value-type="float">
            <text:p>3.22</text:p>
          </table:table-cell>
          <table:table-cell table:style-name="ce4"/>
          <table:table-cell table:style-name="ce112"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HONESTY – HUMILITY</text:p>
          </table:table-cell>
          <table:table-cell table:number-columns-repeated="2"/>
          <table:table-cell table:style-name="ce107" table:formula="of:=IF([$'jawaban peserta'.$B$102]=100;[$'olah data'.$R7];IF([$'jawaban peserta'.$B$102]=60;[$'olah data'.R114];&quot;&quot;))" office:value-type="float" office:value="0" calcext:value-type="float">
            <text:p>0</text:p>
          </table:table-cell>
          <table:table-cell table:style-name="ce107" table:formula="of:=IF([.$N$1]=0;&quot;Data Kosong&quot;;IF([.E6]&gt;[.H6];[.S6];[.T6]))" office:value-type="string" office:string-value="Data Kosong" calcext:value-type="string">
            <text:p>Data Kosong</text:p>
          </table:table-cell>
          <table:table-cell table:style-name="ce6" table:formula="of:=IF([.$N$1]=0;&quot;Data kandidat belum lengkap&quot;;IF([.E6]&gt;[.H7];[.J6];[.K6]))" office:value-type="string" office:string-value="Data kandidat belum lengkap" calcext:value-type="string">
            <text:p>Data kandidat belum lengkap</text:p>
          </table:table-cell>
          <table:table-cell table:style-name="ce4" table:formula="of:=IF([.$N$1]=&quot;P&quot;;[.O6];[.P6])" office:value-type="float" office:value="3.15" calcext:value-type="float">
            <text:p>3.15</text:p>
          </table:table-cell>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18"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0" calcext:value-type="float">
            <text:p>0</text:p>
          </table:table-cell>
          <table:table-cell table:style-name="ce107" table:formula="of:=IF([.$N$1]=0;&quot;Data Kosong&quot;;IF([.E7]&gt;[.H7];[.S7];[.T7]))" office:value-type="string" office:string-value="Data Kosong" calcext:value-type="string">
            <text:p>Data Kosong</text:p>
          </table:table-cell>
          <table:table-cell table:style-name="ce6" table:formula="of:=IF([.$N$1]=0;&quot;Data kandidat belum lengkap&quot;;IF([.E7]&gt;[.H8];[.J7];[.K7]))" office:value-type="string" office:string-value="Data kandidat belum lengkap" calcext:value-type="string">
            <text:p>Data kandidat belum lengkap</text:p>
          </table:table-cell>
          <table:table-cell table:style-name="ce4" table:formula="of:=IF([.$N$1]=&quot;P&quot;;[.O7];[.P7])" office:value-type="float" office:value="2.52" calcext:value-type="float">
            <text:p>2.52</text:p>
          </table:table-cell>
          <table:table-cell table:style-name="ce4"/>
          <table:table-cell table:style-name="ce112" office:value-type="string" calcext:value-type="string">
            <text:p>Skala <text:span text:style-name="T1">Fearfulness</text:span><text:span text:style-name="T2"> menilai kecenderungan untuk mengalami ketakutan. Orang dengan skor tinggi sangat cenderung menghindari bahaya fisik.</text:span></text:p>
          </table:table-cell>
          <table:table-cell table:style-name="ce112" office:value-type="string" calcext:value-type="string">
            <text:p>Skala <text:span text:style-name="T1">Fearfulness</text:span><text:span text:style-name="T2"> menilai kecenderungan untuk mengalami ketakutan. Orang dengan skor rendah merasa sedikit takut cedera dan relatif tangguh, berani, dan tidak peka terhadap rasa sakit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0" calcext:value-type="float">
            <text:p>0</text:p>
          </table:table-cell>
          <table:table-cell table:style-name="ce107" table:formula="of:=IF([.$N$1]=0;&quot;Data Kosong&quot;;IF([.E8]&gt;[.H8];[.S8];[.T8]))" office:value-type="string" office:string-value="Data Kosong" calcext:value-type="string">
            <text:p>Data Kosong</text:p>
          </table:table-cell>
          <table:table-cell table:style-name="ce6" table:formula="of:=IF([.$N$1]=0;&quot;Data kandidat belum lengkap&quot;;IF([.E8]&gt;[.H8];[.J8];[.K8]))" office:value-type="string" office:string-value="Data kandidat belum lengkap" calcext:value-type="string">
            <text:p>Data kandidat belum lengkap</text:p>
          </table:table-cell>
          <table:table-cell table:style-name="ce4" table:formula="of:=IF([.$N$1]=&quot;P&quot;;[.O8];[.P8])" office:value-type="float" office:value="3.32" calcext:value-type="float">
            <text:p>3.32</text:p>
          </table:table-cell>
          <table:table-cell/>
          <table:table-cell table:style-name="ce112" office:value-type="string" calcext:value-type="string">
            <text:p>Skala <text:span text:style-name="T1">Anxiety</text:span><text:span text:style-name="T2"> menilai kecenderungan untuk khawatir dalam berbagai konteks. Orang dengan skor tinggi cenderung stress bahkan oleh masalah yang relatif kecil.</text:span></text:p>
          </table:table-cell>
          <table:table-cell table:style-name="ce112" office:value-type="string" calcext:value-type="string">
            <text:p>Skala <text:span text:style-name="T1">Anxiety</text:span><text:span text:style-name="T2"> menilai kecenderungan untuk khawatir dalam berbagai konteks.  Orang dengan skor rendah merasa sedikit stres dalam menanggapi kesulitan</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0" calcext:value-type="float">
            <text:p>0</text:p>
          </table:table-cell>
          <table:table-cell table:style-name="ce107" table:formula="of:=IF([.$N$1]=0;&quot;Data Kosong&quot;;IF([.E9]&gt;[.H9];[.S9];[.T9]))" office:value-type="string" office:string-value="Data Kosong" calcext:value-type="string">
            <text:p>Data Kosong</text:p>
          </table:table-cell>
          <table:table-cell table:style-name="ce6" table:formula="of:=IF([.$N$1]=0;&quot;Data kandidat belum lengkap&quot;;IF([.E9]&gt;[.H9];[.J9];[.K9]))" office:value-type="string" office:string-value="Data kandidat belum lengkap" calcext:value-type="string">
            <text:p>Data kandidat belum lengkap</text:p>
          </table:table-cell>
          <table:table-cell table:style-name="ce4" table:formula="of:=IF([.$N$1]=&quot;P&quot;;[.O9];[.P9])" office:value-type="float" office:value="2.61" calcext:value-type="float">
            <text:p>2.61</text:p>
          </table:table-cell>
          <table:table-cell/>
          <table:table-cell table:style-name="ce112" office:value-type="string" calcext:value-type="string">
            <text:p>Skala <text:span text:style-name="T1">Dependence</text:span><text:span text:style-name="T2"> menilai kebutuhan seseorang akan dukungan emosional dari orang lain. Orang dengan skor tinggi ingin berbagi kesulitannya dengan mereka yang akan memberikan dorongan dan kenyamanan.</text:span></text:p>
          </table:table-cell>
          <table:table-cell table:style-name="ce112" office:value-type="string" calcext:value-type="string">
            <text:p>Skala <text:span text:style-name="T1">Dependence</text:span><text:span text:style-name="T2"> menilai kebutuhan seseorang akan dukungan emosional dari orang lain. Orang dengan skor rendah merasa percaya diri dan mampu menangani masalah tanpa bantuan atau nasihat</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0" calcext:value-type="float">
            <text:p>0</text:p>
          </table:table-cell>
          <table:table-cell table:style-name="ce107" table:formula="of:=IF([.$N$1]=0;&quot;Data Kosong&quot;;IF([.E10]&gt;[.H10];[.S10];[.T10]))" office:value-type="string" office:string-value="Data Kosong" calcext:value-type="string">
            <text:p>Data Kosong</text:p>
          </table:table-cell>
          <table:table-cell table:style-name="ce6" table:formula="of:=IF([.$N$1]=0;&quot;Data kandidat belum lengkap&quot;;IF([.E10]&gt;[.H10];[.J10];[.K10]))" office:value-type="string" office:string-value="Data kandidat belum lengkap" calcext:value-type="string">
            <text:p>Data kandidat belum lengkap</text:p>
          </table:table-cell>
          <table:table-cell table:style-name="ce4" table:formula="of:=IF([.$N$1]=&quot;P&quot;;[.O10];[.P10])" office:value-type="float" office:value="2.99" calcext:value-type="float">
            <text:p>2.99</text:p>
          </table:table-cell>
          <table:table-cell/>
          <table:table-cell table:style-name="ce112" office:value-type="string" calcext:value-type="string">
            <text:p>Skala <text:span text:style-name="T1">Sentimentality</text:span><text:span text:style-name="T2"> menilai kecenderungan untuk merasakan ikatan emosional yang kuat dengan orang lain. Orang dengan skor tinggi merasakan ikatan emosional yang kuat dan kepekaan empatik terhadap perasaan orang lain.</text:span></text:p>
          </table:table-cell>
          <table:table-cell table:style-name="ce112" office:value-type="string" calcext:value-type="string">
            <text:p>Skala <text:span text:style-name="T1">Sentimentality</text:span><text:span text:style-name="T2"> menilai kecenderungan untuk merasakan ikatan emosional yang kuat dengan orang lain. Orang dengan skor rendah merasakan sedikit emosi ketika mengucapkan selamat tinggal atau saat bereaksi atas kekhawatir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EMOTIONALITY</text:p>
          </table:table-cell>
          <table:table-cell table:number-columns-repeated="2"/>
          <table:table-cell table:style-name="ce107" table:formula="of:=IF([$'jawaban peserta'.$B$102]=100;[$'olah data'.$R12];IF([$'jawaban peserta'.$B$102]=60;[$'olah data'.R119];&quot;&quot;))" office:value-type="float" office:value="0" calcext:value-type="float">
            <text:p>0</text:p>
          </table:table-cell>
          <table:table-cell table:style-name="ce107" table:formula="of:=IF([.$N$1]=0;&quot;Data Kosong&quot;;IF([.E11]&gt;[.H11];[.S11];[.T11]))" office:value-type="string" office:string-value="Data Kosong" calcext:value-type="string">
            <text:p>Data Kosong</text:p>
          </table:table-cell>
          <table:table-cell table:style-name="ce6" table:formula="of:=IF([.$N$1]=0;&quot;Data kandidat belum lengkap&quot;;IF([.E11]&gt;[.H11];[.J11];[.K11]))" office:value-type="string" office:string-value="Data kandidat belum lengkap" calcext:value-type="string">
            <text:p>Data kandidat belum lengkap</text:p>
          </table:table-cell>
          <table:table-cell table:style-name="ce4" table:formula="of:=IF([.$N$1]=&quot;P&quot;;[.O11];[.P11])" office:value-type="float" office:value="2.86" calcext:value-type="float">
            <text:p>2.86</text:p>
          </table:table-cell>
          <table:table-cell/>
          <table:table-cell table:style-name="ce112" office:value-type="string" calcext:value-type="string">
            <text:p><text:span text:style-name="T1">Emosionality</text:span>: 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12" office:value-type="string" calcext:value-type="string">
            <text:p><text:span text:style-name="T1">Emosionality</text:span>:  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18"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0" calcext:value-type="float">
            <text:p>0</text:p>
          </table:table-cell>
          <table:table-cell table:style-name="ce107" table:formula="of:=IF([.$N$1]=0;&quot;Data Kosong&quot;;IF([.E12]&gt;[.H12];[.S12];[.T12]))" office:value-type="string" office:string-value="Data Kosong" calcext:value-type="string">
            <text:p>Data Kosong</text:p>
          </table:table-cell>
          <table:table-cell table:style-name="ce6" table:formula="of:=IF([.$N$1]=0;&quot;Data kandidat belum lengkap&quot;;IF([.E12]&gt;[.H12];[.J12];[.K12]))" office:value-type="string" office:string-value="Data kandidat belum lengkap" calcext:value-type="string">
            <text:p>Data kandidat belum lengkap</text:p>
          </table:table-cell>
          <table:table-cell table:style-name="ce4" table:formula="of:=IF([.$N$1]=&quot;P&quot;;[.O12];[.P12])" office:value-type="float" office:value="3.61" calcext:value-type="float">
            <text:p>3.61</text:p>
          </table:table-cell>
          <table:table-cell table:style-name="ce4"/>
          <table:table-cell table:style-name="ce112" office:value-type="string" calcext:value-type="string">
            <text:p>Skala <text:span text:style-name="T1">Social Self-Esteem</text:span><text:span text:style-name="T2"> menilai kecenderungan untuk memiliki harga diri yang positif, terutama dalam konteks sosial. Orang dengan skor tinggi biasanya puas dengan diri mereka sendiri dan menganggap diri mereka memiliki kualitas yang menyenangkan</text:span></text:p>
          </table:table-cell>
          <table:table-cell table:style-name="ce112" office:value-type="string" calcext:value-type="string">
            <text:p>Skala <text:span text:style-name="T1">Social Self-Esteem</text:span><text:span text:style-name="T2"> menilai kecenderungan untuk memiliki harga diri yang positif, terutama dalam konteks sosial.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0" calcext:value-type="float">
            <text:p>0</text:p>
          </table:table-cell>
          <table:table-cell table:style-name="ce107" table:formula="of:=IF([.$N$1]=0;&quot;Data Kosong&quot;;IF([.E13]&gt;[.H13];[.S13];[.T13]))" office:value-type="string" office:string-value="Data Kosong" calcext:value-type="string">
            <text:p>Data Kosong</text:p>
          </table:table-cell>
          <table:table-cell table:style-name="ce6" table:formula="of:=IF([.$N$1]=0;&quot;Data kandidat belum lengkap&quot;;IF([.E13]&gt;[.H13];[.J13];[.K13]))" office:value-type="string" office:string-value="Data kandidat belum lengkap" calcext:value-type="string">
            <text:p>Data kandidat belum lengkap</text:p>
          </table:table-cell>
          <table:table-cell table:style-name="ce4" table:formula="of:=IF([.$N$1]=&quot;P&quot;;[.O13];[.P13])" office:value-type="float" office:value="3.1" calcext:value-type="float">
            <text:p>3.1</text:p>
          </table:table-cell>
          <table:table-cell/>
          <table:table-cell table:style-name="ce112" office:value-type="string" calcext:value-type="string">
            <text:p>Skala <text:span text:style-name="T1">Social Boldness</text:span><text:span text:style-name="T2"> menilai kenyamanan atau keyakinan seseorang dalam berbagai situasi sosial. Orang dengan skor tinggi bersedia mendekati orang asing dan berbicara dalam suatu kelompok.</text:span></text:p>
          </table:table-cell>
          <table:table-cell table:style-name="ce112" office:value-type="string" calcext:value-type="string">
            <text:p>Skala <text:span text:style-name="T1">Social Boldness</text:span><text:span text:style-name="T2"> menilai kenyamanan atau keyakinan seseorang dalam berbagai situasi sosial. Orang dengan skor rendah merasa malu atau canggung dalam posisi kepemimpinan atau ketika berbicara di depan umum</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0" calcext:value-type="float">
            <text:p>0</text:p>
          </table:table-cell>
          <table:table-cell table:style-name="ce107" table:formula="of:=IF([.$N$1]=0;&quot;Data Kosong&quot;;IF([.E14]&gt;[.H14];[.S14];[.T14]))" office:value-type="string" office:string-value="Data Kosong" calcext:value-type="string">
            <text:p>Data Kosong</text:p>
          </table:table-cell>
          <table:table-cell table:style-name="ce6" table:formula="of:=IF([.$N$1]=0;&quot;Data kandidat belum lengkap&quot;;IF([.E14]&gt;[.H14];[.J14];[.K14]))" office:value-type="string" office:string-value="Data kandidat belum lengkap" calcext:value-type="string">
            <text:p>Data kandidat belum lengkap</text:p>
          </table:table-cell>
          <table:table-cell table:style-name="ce4" table:formula="of:=IF([.$N$1]=&quot;P&quot;;[.O14];[.P14])" office:value-type="float" office:value="2.97" calcext:value-type="float">
            <text:p>2.97</text:p>
          </table:table-cell>
          <table:table-cell/>
          <table:table-cell table:style-name="ce112" office:value-type="string" calcext:value-type="string">
            <text:p>Skala <text:span text:style-name="T1">Socialibility</text:span><text:span text:style-name="T2"> menilai kecenderungan menyukai percakapan, interaksi sosial, dan pesta. Orang dengan skor tinggi menyukai berbicara, berkunjung, dan merayakan bersama orang lain.</text:span></text:p>
          </table:table-cell>
          <table:table-cell table:style-name="ce112" office:value-type="string" calcext:value-type="string">
            <text:p>Skala <text:span text:style-name="T1">Socialibility</text:span><text:span text:style-name="T2"> menilai kecenderungan menyukai percakapan, interaksi sosial, dan pesta. Orang dengan skor rendah biasanya lebih menyukai aktivitas-aktivitas tersendiri dan tidak mencari percakapa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0" calcext:value-type="float">
            <text:p>0</text:p>
          </table:table-cell>
          <table:table-cell table:style-name="ce107" table:formula="of:=IF([.$N$1]=0;&quot;Data Kosong&quot;;IF([.E15]&gt;[.H15];[.S15];[.T15]))" office:value-type="string" office:string-value="Data Kosong" calcext:value-type="string">
            <text:p>Data Kosong</text:p>
          </table:table-cell>
          <table:table-cell table:style-name="ce6" table:formula="of:=IF([.$N$1]=0;&quot;Data kandidat belum lengkap&quot;;IF([.E15]&gt;[.H15];[.J15];[.K15]))" office:value-type="string" office:string-value="Data kandidat belum lengkap" calcext:value-type="string">
            <text:p>Data kandidat belum lengkap</text:p>
          </table:table-cell>
          <table:table-cell table:style-name="ce4" table:formula="of:=IF([.$N$1]=&quot;P&quot;;[.O15];[.P15])" office:value-type="float" office:value="3.24" calcext:value-type="float">
            <text:p>3.24</text:p>
          </table:table-cell>
          <table:table-cell/>
          <table:table-cell table:style-name="ce112" office:value-type="string" calcext:value-type="string">
            <text:p>Skala <text:span text:style-name="T1">Liveliness</text:span><text:span text:style-name="T2"> menilai antusiasme dan energi khas seseorang. Orang dengan skor tinggi biasanya optimis dan bersemangat tinggi.</text:span></text:p>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EXTRAVERSION</text:p>
          </table:table-cell>
          <table:table-cell table:number-columns-repeated="2"/>
          <table:table-cell table:style-name="ce107" table:formula="of:=IF([$'jawaban peserta'.$B$102]=100;[$'olah data'.$R17];IF([$'jawaban peserta'.$B$102]=60;[$'olah data'.R124];&quot;&quot;))" office:value-type="float" office:value="0" calcext:value-type="float">
            <text:p>0</text:p>
          </table:table-cell>
          <table:table-cell table:style-name="ce107" table:formula="of:=IF([.$N$1]=0;&quot;Data Kosong&quot;;IF([.E16]&gt;[.H16];[.S16];[.T16]))" office:value-type="string" office:string-value="Data Kosong" calcext:value-type="string">
            <text:p>Data Kosong</text:p>
          </table:table-cell>
          <table:table-cell table:style-name="ce6" table:formula="of:=IF([.$N$1]=0;&quot;Data kandidat belum lengkap&quot;;IF([.E16]&gt;[.H16];[.J16];[.K16]))" office:value-type="string" office:string-value="Data kandidat belum lengkap" calcext:value-type="string">
            <text:p>Data kandidat belum lengkap</text:p>
          </table:table-cell>
          <table:table-cell table:style-name="ce4" table:formula="of:=IF([.$N$1]=&quot;P&quot;;[.O16];[.P16])" office:value-type="float" office:value="3.23" calcext:value-type="float">
            <text:p>3.23</text:p>
          </table:table-cell>
          <table:table-cell/>
          <table:table-cell table:style-name="ce112" office:value-type="string" calcext:value-type="string">
            <text:p><text:span text:style-name="T1">eXtraversion</text:span>: 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12" office:value-type="string" calcext:value-type="string">
            <text:p><text:span text:style-name="T1">eXtraversion</text:span>: 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18"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0" calcext:value-type="float">
            <text:p>0</text:p>
          </table:table-cell>
          <table:table-cell table:style-name="ce107" table:formula="of:=IF([.$N$1]=0;&quot;Data Kosong&quot;;IF([.E17]&gt;[.H17];[.S17];[.T17]))" office:value-type="string" office:string-value="Data Kosong" calcext:value-type="string">
            <text:p>Data Kosong</text:p>
          </table:table-cell>
          <table:table-cell table:style-name="ce6" table:formula="of:=IF([.$N$1]=0;&quot;Data kandidat belum lengkap&quot;;IF([.E17]&gt;[.H17];[.J17];[.K17]))" office:value-type="string" office:string-value="Data kandidat belum lengkap" calcext:value-type="string">
            <text:p>Data kandidat belum lengkap</text:p>
          </table:table-cell>
          <table:table-cell table:style-name="ce4" table:formula="of:=IF([.$N$1]=&quot;P&quot;;[.O17];[.P17])" office:value-type="float" office:value="2.41" calcext:value-type="float">
            <text:p>2.41</text:p>
          </table:table-cell>
          <table:table-cell table:style-name="ce4"/>
          <table:table-cell table:style-name="ce112" office:value-type="string" calcext:value-type="string">
            <text:p>Skala <text:span text:style-name="T1">Forgivingness</text:span><text:span text:style-name="T2"> menilai kemauan seseorang untuk memercayai dan menyukai mereka yang mungkin telah menyebabkan suatu bahaya. Orang dengan skor tinggi biasanya siap untuk mempercayai orang lain lagi dan membangun kembali hubungan persahabatan setelah diperlakukan dengan buruk.</text:span></text:p>
          </table:table-cell>
          <table:table-cell table:style-name="ce112" office:value-type="string" calcext:value-type="string">
            <text:p>Skala <text:span text:style-name="T1">Forgivingness</text:span><text:span text:style-name="T2"> menilai kemauan seseorang untuk memercayai dan menyukai mereka yang mungkin telah menyebabkan suatu bahaya. Orang dengan skor rendah cenderung “menyimpan dendam” terhadap mereka yang telah menyakiti mereka</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0" calcext:value-type="float">
            <text:p>0</text:p>
          </table:table-cell>
          <table:table-cell table:style-name="ce107" table:formula="of:=IF([.$N$1]=0;&quot;Data Kosong&quot;;IF([.E18]&gt;[.H18];[.S18];[.T18]))" office:value-type="string" office:string-value="Data Kosong" calcext:value-type="string">
            <text:p>Data Kosong</text:p>
          </table:table-cell>
          <table:table-cell table:style-name="ce6" table:formula="of:=IF([.$N$1]=0;&quot;Data kandidat belum lengkap&quot;;IF([.E18]&gt;[.H18];[.J18];[.K18]))" office:value-type="string" office:string-value="Data kandidat belum lengkap" calcext:value-type="string">
            <text:p>Data kandidat belum lengkap</text:p>
          </table:table-cell>
          <table:table-cell table:style-name="ce4" table:formula="of:=IF([.$N$1]=&quot;P&quot;;[.O18];[.P18])" office:value-type="float" office:value="2.92" calcext:value-type="float">
            <text:p>2.92</text:p>
          </table:table-cell>
          <table:table-cell/>
          <table:table-cell table:style-name="ce112" office:value-type="string" calcext:value-type="string">
            <text:p>Skala <text:span text:style-name="T1">Gentleness</text:span><text:span text:style-name="T2"> menilai kecenderungan untuk menjadi lembut dan toleran dalam berurusan dengan orang lain. Orang dengan skor tinggi enggan untuk menilai orang lain dengan kasar.</text:span></text:p>
          </table:table-cell>
          <table:table-cell table:style-name="ce112" office:value-type="string" calcext:value-type="string">
            <text:p>Skala <text:span text:style-name="T1">Gentleness</text:span><text:span text:style-name="T2"> menilai kecenderungan untuk menjadi lembut dan toleran dalam berurusan dengan orang lain. Orang dengan skor rendah cenderung kritis dalam menilai orang lain</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0" calcext:value-type="float">
            <text:p>0</text:p>
          </table:table-cell>
          <table:table-cell table:style-name="ce107" table:formula="of:=IF([.$N$1]=0;&quot;Data Kosong&quot;;IF([.E19]&gt;[.H19];[.S19];[.T19]))" office:value-type="string" office:string-value="Data Kosong" calcext:value-type="string">
            <text:p>Data Kosong</text:p>
          </table:table-cell>
          <table:table-cell table:style-name="ce6" table:formula="of:=IF([.$N$1]=0;&quot;Data kandidat belum lengkap&quot;;IF([.E19]&gt;[.H19];[.J19];[.K19]))" office:value-type="string" office:string-value="Data kandidat belum lengkap" calcext:value-type="string">
            <text:p>Data kandidat belum lengkap</text:p>
          </table:table-cell>
          <table:table-cell table:style-name="ce4" table:formula="of:=IF([.$N$1]=&quot;P&quot;;[.O19];[.P19])" office:value-type="float" office:value="2.68" calcext:value-type="float">
            <text:p>2.68</text:p>
          </table:table-cell>
          <table:table-cell/>
          <table:table-cell table:style-name="ce112" office:value-type="string" calcext:value-type="string">
            <text:p>Skala <text:span text:style-name="T1">Flexibility</text:span><text:span text:style-name="T2"> menilai kemauan seseorang untuk berkompromi dan bekerja sama dengan orang lain. Orang dengan skor tinggi menghindari argumen dan menerima saran orang lain, bahkan ketika hal tersebut mungkin tidak masuk akal.</text:span></text:p>
          </table:table-cell>
          <table:table-cell table:style-name="ce112" office:value-type="string" calcext:value-type="string">
            <text:p>Skala <text:span text:style-name="T1">Flexibility</text:span><text:span text:style-name="T2"> menilai kemauan seseorang untuk berkompromi dan bekerja sama dengan orang lain. Orang dengan skor rendah dipandang keras kepala dan suka berdebat</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0" calcext:value-type="float">
            <text:p>0</text:p>
          </table:table-cell>
          <table:table-cell table:style-name="ce107" table:formula="of:=IF([.$N$1]=0;&quot;Data Kosong&quot;;IF([.E20]&gt;[.H20];[.S20];[.T20]))" office:value-type="string" office:string-value="Data Kosong" calcext:value-type="string">
            <text:p>Data Kosong</text:p>
          </table:table-cell>
          <table:table-cell table:style-name="ce6" table:formula="of:=IF([.$N$1]=0;&quot;Data kandidat belum lengkap&quot;;IF([.E20]&gt;[.H20];[.J20];[.K20]))" office:value-type="string" office:string-value="Data kandidat belum lengkap" calcext:value-type="string">
            <text:p>Data kandidat belum lengkap</text:p>
          </table:table-cell>
          <table:table-cell table:style-name="ce4" table:formula="of:=IF([.$N$1]=&quot;P&quot;;[.O20];[.P20])" office:value-type="float" office:value="3.1" calcext:value-type="float">
            <text:p>3.1</text:p>
          </table:table-cell>
          <table:table-cell/>
          <table:table-cell table:style-name="ce112" office:value-type="string" calcext:value-type="string">
            <text:p>Skala <text:span text:style-name="T1">Patience</text:span><text:span text:style-name="T2"> menilai kecenderungan untuk tetap tenang dan tidak marah. Orang dengan skor tinggi memiliki ambang batas yang tinggi untuk merasakan atau mengekspresikan kemarahan.</text:span></text:p>
          </table:table-cell>
          <table:table-cell table:style-name="ce112" office:value-type="string" calcext:value-type="string">
            <text:p>Skala <text:span text:style-name="T1">Patience</text:span><text:span text:style-name="T2"> menilai kecenderungan untuk tetap tenang dan tidak marah. Orang dengan skor rendah cenderung kehilangan emosi dengan cepat</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AGREEABLENESS</text:p>
          </table:table-cell>
          <table:table-cell table:number-columns-repeated="2"/>
          <table:table-cell table:style-name="ce107" table:formula="of:=IF([$'jawaban peserta'.$B$102]=100;[$'olah data'.$R22];IF([$'jawaban peserta'.$B$102]=60;[$'olah data'.R129];&quot;&quot;))" office:value-type="float" office:value="0" calcext:value-type="float">
            <text:p>0</text:p>
          </table:table-cell>
          <table:table-cell table:style-name="ce107" table:formula="of:=IF([.$N$1]=0;&quot;Data Kosong&quot;;IF([.E21]&gt;[.H21];[.S21];[.T21]))" office:value-type="string" office:string-value="Data Kosong" calcext:value-type="string">
            <text:p>Data Kosong</text:p>
          </table:table-cell>
          <table:table-cell table:style-name="ce6" table:formula="of:=IF([.$N$1]=0;&quot;Data kandidat belum lengkap&quot;;IF([.E21]&gt;[.H21];[.J21];[.K21]))" office:value-type="string" office:string-value="Data kandidat belum lengkap" calcext:value-type="string">
            <text:p>Data kandidat belum lengkap</text:p>
          </table:table-cell>
          <table:table-cell table:style-name="ce4" table:formula="of:=IF([.$N$1]=&quot;P&quot;;[.O21];[.P21])" office:value-type="float" office:value="2.78" calcext:value-type="float">
            <text:p>2.78</text:p>
          </table:table-cell>
          <table:table-cell/>
          <table:table-cell table:style-name="ce112" office:value-type="string" calcext:value-type="string">
            <text:p><text:span text:style-name="T1">Agreeableness (versus Anger)</text:span>: 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12" office:value-type="string" calcext:value-type="string">
            <text:p><text:span text:style-name="T1">Agreeableness (versus Anger)</text:span>: 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18"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0" calcext:value-type="float">
            <text:p>0</text:p>
          </table:table-cell>
          <table:table-cell table:style-name="ce107" table:formula="of:=IF([.$N$1]=0;&quot;Data Kosong&quot;;IF([.E22]&gt;[.H22];[.S22];[.T22]))" office:value-type="string" office:string-value="Data Kosong" calcext:value-type="string">
            <text:p>Data Kosong</text:p>
          </table:table-cell>
          <table:table-cell table:style-name="ce6" table:formula="of:=IF([.$N$1]=0;&quot;Data kandidat belum lengkap&quot;;IF([.E22]&gt;[.H22];[.J22];[.K22]))" office:value-type="string" office:string-value="Data kandidat belum lengkap" calcext:value-type="string">
            <text:p>Data kandidat belum lengkap</text:p>
          </table:table-cell>
          <table:table-cell table:style-name="ce4" table:formula="of:=IF([.$N$1]=&quot;P&quot;;[.O22];[.P22])" office:value-type="float" office:value="3.27" calcext:value-type="float">
            <text:p>3.27</text:p>
          </table:table-cell>
          <table:table-cell table:style-name="ce4"/>
          <table:table-cell table:style-name="ce112" office:value-type="string" calcext:value-type="string">
            <text:p>Skala <text:span text:style-name="T1">Organization</text:span><text:span text:style-name="T2"> menilai kecenderungan untuk mencari ketertiban, terutama dalam lingkungan fisik seseorang. Orang dengan skor tinggi menjaga semuanya tetap rapi dan lebih memilih pendekatan terstruktur untuk tugas-tugasnya.</text:span></text:p>
          </table:table-cell>
          <table:table-cell table:style-name="ce112" office:value-type="string" calcext:value-type="string">
            <text:p>Skala <text:span text:style-name="T1">Organization</text:span><text:span text:style-name="T2"> menilai kecenderungan untuk mencari ketertiban, terutama dalam lingkungan fisik seseorang. Orang dengan skor rendah cenderung ceroboh dan serampangan</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0" calcext:value-type="float">
            <text:p>0</text:p>
          </table:table-cell>
          <table:table-cell table:style-name="ce107" table:formula="of:=IF([.$N$1]=0;&quot;Data Kosong&quot;;IF([.E23]&gt;[.H23];[.S23];[.T23]))" office:value-type="string" office:string-value="Data Kosong" calcext:value-type="string">
            <text:p>Data Kosong</text:p>
          </table:table-cell>
          <table:table-cell table:style-name="ce6" table:formula="of:=IF([.$N$1]=0;&quot;Data kandidat belum lengkap&quot;;IF([.E23]&gt;[.H23];[.J23];[.K23]))" office:value-type="string" office:string-value="Data kandidat belum lengkap" calcext:value-type="string">
            <text:p>Data kandidat belum lengkap</text:p>
          </table:table-cell>
          <table:table-cell table:style-name="ce4" table:formula="of:=IF([.$N$1]=&quot;P&quot;;[.O23];[.P23])" office:value-type="float" office:value="3.77" calcext:value-type="float">
            <text:p>3.77</text:p>
          </table:table-cell>
          <table:table-cell/>
          <table:table-cell table:style-name="ce112" office:value-type="string" calcext:value-type="string">
            <text:p>Skala <text:span text:style-name="T1">Diligence</text:span><text:span text:style-name="T2"> menilai kecenderungan untuk bekerja keras. Orang dengan skor tinggi memiliki “etos kerja” yang kuat dan bersedia memaksakan diri.</text:span></text:p>
          </table:table-cell>
          <table:table-cell table:style-name="ce112" office:value-type="string" calcext:value-type="string">
            <text:p>Skala <text:span text:style-name="T1">Diligence</text:span><text:span text:style-name="T2"> menilai kecenderungan untuk bekerja keras. Orang dengan skor rendah memiliki sedikit disiplin diri dan tidak memiliki motivasi yang kuat untuk pencapaian</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0" calcext:value-type="float">
            <text:p>0</text:p>
          </table:table-cell>
          <table:table-cell table:style-name="ce107" table:formula="of:=IF([.$N$1]=0;&quot;Data Kosong&quot;;IF([.E24]&gt;[.H24];[.S24];[.T24]))" office:value-type="string" office:string-value="Data Kosong" calcext:value-type="string">
            <text:p>Data Kosong</text:p>
          </table:table-cell>
          <table:table-cell table:style-name="ce6" table:formula="of:=IF([.$N$1]=0;&quot;Data kandidat belum lengkap&quot;;IF([.E24]&gt;[.H24];[.J24];[.K24]))" office:value-type="string" office:string-value="Data kandidat belum lengkap" calcext:value-type="string">
            <text:p>Data kandidat belum lengkap</text:p>
          </table:table-cell>
          <table:table-cell table:style-name="ce4" table:formula="of:=IF([.$N$1]=&quot;P&quot;;[.O24];[.P24])" office:value-type="float" office:value="3.51" calcext:value-type="float">
            <text:p>3.51</text:p>
          </table:table-cell>
          <table:table-cell/>
          <table:table-cell table:style-name="ce112" office:value-type="string" calcext:value-type="string">
            <text:p>Skala <text:span text:style-name="T1">Perfectionism</text:span><text:span text:style-name="T2"> menilai kecenderungan teliti dan peduli pada detail. Orang dengan skor tinggi memeriksa kesalahan dan peningkatan potensial dengan cermat.</text:span></text:p>
          </table:table-cell>
          <table:table-cell table:style-name="ce112" office:value-type="string" calcext:value-type="string">
            <text:p>Skala <text:span text:style-name="T1">Perfectionism</text:span><text:span text:style-name="T2"> menilai kecenderungan teliti dan peduli pada detail. Orang dengan skor rendah mentoleransi beberapa kesalahan dalam pekerjaan mereka dan cenderung mengabaikan detail</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0" calcext:value-type="float">
            <text:p>0</text:p>
          </table:table-cell>
          <table:table-cell table:style-name="ce107" table:formula="of:=IF([.$N$1]=0;&quot;Data Kosong&quot;;IF([.E25]&gt;[.H25];[.S25];[.T25]))" office:value-type="string" office:string-value="Data Kosong" calcext:value-type="string">
            <text:p>Data Kosong</text:p>
          </table:table-cell>
          <table:table-cell table:style-name="ce6" table:formula="of:=IF([.$N$1]=0;&quot;Data kandidat belum lengkap&quot;;IF([.E25]&gt;[.H25];[.J25];[.K25]))" office:value-type="string" office:string-value="Data kandidat belum lengkap" calcext:value-type="string">
            <text:p>Data kandidat belum lengkap</text:p>
          </table:table-cell>
          <table:table-cell table:style-name="ce4" table:formula="of:=IF([.$N$1]=&quot;P&quot;;[.O25];[.P25])" office:value-type="float" office:value="3.44" calcext:value-type="float">
            <text:p>3.44</text:p>
          </table:table-cell>
          <table:table-cell/>
          <table:table-cell table:style-name="ce112" office:value-type="string" calcext:value-type="string">
            <text:p>Skala <text:span text:style-name="T1">Prudence</text:span><text:span text:style-name="T2"> menilai kecenderungan berhati-hati dan menghambat dorongan. Orang dengan nilai tinggi mempertimbangkan pilihan mereka secara cermat dan cenderung berhati-hati dan bisa mengendalikan diri.</text:span></text:p>
          </table:table-cell>
          <table:table-cell table:style-name="ce112" office:value-type="string" calcext:value-type="string">
            <text:p>Skala <text:span text:style-name="T1">Prudence</text:span><text:span text:style-name="T2"> menilai kecenderungan berhati-hati dan menghambat dorongan. Orang dengan skor rendah bertindak berdasarkan dorongan hati dan cenderung tidak mempertimbangkan konsekuens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CONSCIENTIOUSENESS</text:p>
          </table:table-cell>
          <table:table-cell table:number-columns-repeated="2"/>
          <table:table-cell table:style-name="ce107" table:formula="of:=IF([$'jawaban peserta'.$B$102]=100;[$'olah data'.$R27];IF([$'jawaban peserta'.$B$102]=60;[$'olah data'.R134];&quot;&quot;))" office:value-type="float" office:value="0" calcext:value-type="float">
            <text:p>0</text:p>
          </table:table-cell>
          <table:table-cell table:style-name="ce107" table:formula="of:=IF([.$N$1]=0;&quot;Data Kosong&quot;;IF([.E26]&gt;[.H26];[.S26];[.T26]))" office:value-type="string" office:string-value="Data Kosong" calcext:value-type="string">
            <text:p>Data Kosong</text:p>
          </table:table-cell>
          <table:table-cell table:style-name="ce6" table:formula="of:=IF([.$N$1]=0;&quot;Data kandidat belum lengkap&quot;;IF([.E26]&gt;[.H26];[.J26];[.K26]))" office:value-type="string" office:string-value="Data kandidat belum lengkap" calcext:value-type="string">
            <text:p>Data kandidat belum lengkap</text:p>
          </table:table-cell>
          <table:table-cell table:style-name="ce4" table:formula="of:=IF([.$N$1]=&quot;P&quot;;[.O26];[.P26])" office:value-type="float" office:value="3.49" calcext:value-type="float">
            <text:p>3.49</text:p>
          </table:table-cell>
          <table:table-cell/>
          <table:table-cell table:style-name="ce112" office:value-type="string" calcext:value-type="string">
            <text:p><text:span text:style-name="T1">Conscientiousness</text:span>: 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12" office:value-type="string" calcext:value-type="string">
            <text:p><text:span text:style-name="T1">Conscientiousness</text:span>: 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18"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0" calcext:value-type="float">
            <text:p>0</text:p>
          </table:table-cell>
          <table:table-cell table:style-name="ce107" table:formula="of:=IF([.$N$1]=0;&quot;Data Kosong&quot;;IF([.E27]&gt;[.H27];[.S27];[.T27]))" office:value-type="string" office:string-value="Data Kosong" calcext:value-type="string">
            <text:p>Data Kosong</text:p>
          </table:table-cell>
          <table:table-cell table:style-name="ce6" table:formula="of:=IF([.$N$1]=0;&quot;Data kandidat belum lengkap&quot;;IF([.E27]&gt;[.H27];[.J27];[.K27]))" office:value-type="string" office:string-value="Data kandidat belum lengkap" calcext:value-type="string">
            <text:p>Data kandidat belum lengkap</text:p>
          </table:table-cell>
          <table:table-cell table:style-name="ce4" table:formula="of:=IF([.$N$1]=&quot;P&quot;;[.O27];[.P27])" office:value-type="float" office:value="3.41" calcext:value-type="float">
            <text:p>3.41</text:p>
          </table:table-cell>
          <table:table-cell table:style-name="ce4"/>
          <table:table-cell table:style-name="ce112" office:value-type="string" calcext:value-type="string">
            <text:p>Skala <text:span text:style-name="T1">Aesthetic Appreciation </text:span><text:span text:style-name="T2">menilai kesukaan seseorang akan keindahan dalam seni dan alam. Orang dengan skor tinggi memiliki apresiasi yang kuat terhadap berbagai bentuk seni dan keajaiban alam.</text:span></text:p>
          </table:table-cell>
          <table:table-cell table:style-name="ce112" office:value-type="string" calcext:value-type="string">
            <text:p>Skala <text:span text:style-name="T1">Aesthetic Appreciation </text:span><text:span text:style-name="T2">menilai kesukaan seseorang akan keindahan dalam seni dan alam. Orang dengan skor rendah cenderung tidak terpikat oleh karya seni atau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0" calcext:value-type="float">
            <text:p>0</text:p>
          </table:table-cell>
          <table:table-cell table:style-name="ce107" table:formula="of:=IF([.$N$1]=0;&quot;Data Kosong&quot;;IF([.E28]&gt;[.H28];[.S28];[.T28]))" office:value-type="string" office:string-value="Data Kosong" calcext:value-type="string">
            <text:p>Data Kosong</text:p>
          </table:table-cell>
          <table:table-cell table:style-name="ce6" table:formula="of:=IF([.$N$1]=0;&quot;Data kandidat belum lengkap&quot;;IF([.E28]&gt;[.H28];[.J28];[.K28]))" office:value-type="string" office:string-value="Data kandidat belum lengkap" calcext:value-type="string">
            <text:p>Data kandidat belum lengkap</text:p>
          </table:table-cell>
          <table:table-cell table:style-name="ce4" table:formula="of:=IF([.$N$1]=&quot;P&quot;;[.O28];[.P28])" office:value-type="float" office:value="4.04" calcext:value-type="float">
            <text:p>4.04</text:p>
          </table:table-cell>
          <table:table-cell/>
          <table:table-cell table:style-name="ce112" office:value-type="string" calcext:value-type="string">
            <text:p>Skala <text:span text:style-name="T1">Inquisitiveness</text:span><text:span text:style-name="T2"> menilai kecenderungan mencari informasi dan pengalaman dengan alam dan dunia manusia. Orang dengan skor tinggi membaca secara luas dan tertarik pada sebuah petualangan.</text:span></text:p>
          </table:table-cell>
          <table:table-cell table:style-name="ce112" office:value-type="string" calcext:value-type="string">
            <text:p>Skala <text:span text:style-name="T1">Inquisitiveness</text:span><text:span text:style-name="T2"> menilai kecenderungan mencari informasi dan pengalaman dengan alam dan dunia manusia. Orang dengan skor rendah memiliki sedikit keingintahuan tentang ilmu alam atau sosial</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0" calcext:value-type="float">
            <text:p>0</text:p>
          </table:table-cell>
          <table:table-cell table:style-name="ce107" table:formula="of:=IF([.$N$1]=0;&quot;Data Kosong&quot;;IF([.E29]&gt;[.H29];[.S29];[.T29]))" office:value-type="string" office:string-value="Data Kosong" calcext:value-type="string">
            <text:p>Data Kosong</text:p>
          </table:table-cell>
          <table:table-cell table:style-name="ce6" table:formula="of:=IF([.$N$1]=0;&quot;Data kandidat belum lengkap&quot;;IF([.E29]&gt;[.H29];[.J29];[.K29]))" office:value-type="string" office:string-value="Data kandidat belum lengkap" calcext:value-type="string">
            <text:p>Data kandidat belum lengkap</text:p>
          </table:table-cell>
          <table:table-cell table:style-name="ce4" table:formula="of:=IF([.$N$1]=&quot;P&quot;;[.O29];[.P29])" office:value-type="float" office:value="3.72" calcext:value-type="float">
            <text:p>3.72</text:p>
          </table:table-cell>
          <table:table-cell/>
          <table:table-cell table:style-name="ce112" office:value-type="string" calcext:value-type="string">
            <text:p>Skala <text:span text:style-name="T1">Creativity</text:span><text:span text:style-name="T2"> menilai preferensi seseorang untuk inovasi dan eksperimen. Orang dengan skor tinggi mencari solusi baru untuk masalah dan mengekspresikan diri mereka dalam seni secara aktif.</text:span></text:p>
          </table:table-cell>
          <table:table-cell table:style-name="ce112" office:value-type="string" calcext:value-type="string">
            <text:p>Skala <text:span text:style-name="T1">Creativity</text:span><text:span text:style-name="T2"> menilai preferensi seseorang untuk inovasi dan eksperimen. Orang dengan skor rendah memiliki sedikit kecenderungan untuk berpikir orisinal</text:span></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18"/>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0" calcext:value-type="float">
            <text:p>0</text:p>
          </table:table-cell>
          <table:table-cell table:style-name="ce107" table:formula="of:=IF([.$N$1]=0;&quot;Data Kosong&quot;;IF([.E30]&gt;[.H30];[.S30];[.T30]))" office:value-type="string" office:string-value="Data Kosong" calcext:value-type="string">
            <text:p>Data Kosong</text:p>
          </table:table-cell>
          <table:table-cell table:style-name="ce6" table:formula="of:=IF([.$N$1]=0;&quot;Data kandidat belum lengkap&quot;;IF([.E30]&gt;[.H30];[.J30];[.K30]))" office:value-type="string" office:string-value="Data kandidat belum lengkap" calcext:value-type="string">
            <text:p>Data kandidat belum lengkap</text:p>
          </table:table-cell>
          <table:table-cell table:style-name="ce4" table:formula="of:=IF([.$N$1]=&quot;P&quot;;[.O30];[.P30])" office:value-type="float" office:value="3.76" calcext:value-type="float">
            <text:p>3.76</text:p>
          </table:table-cell>
          <table:table-cell/>
          <table:table-cell table:style-name="ce112" office:value-type="string" calcext:value-type="string">
            <text:p>Skala <text:span text:style-name="T1">Unconventionality</text:span><text:span text:style-name="T2"> menilai kecenderungan untuk menerima yang tidak biasa. Orang dengan skor tinggi menerima ide-ide yang mungkin tampak aneh atau radikal.</text:span></text:p>
          </table:table-cell>
          <table:table-cell table:style-name="ce112" office:value-type="string" calcext:value-type="string">
            <text:p>Skala <text:span text:style-name="T1">Unconventionality</text:span><text:span text:style-name="T2"> menilai kecenderungan untuk menerima yang tidak biasa. Orang dengan skor rendah menghindari orang-orang yang eksentrik atau tidak sesuai</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OPENESS TO EXPERIENCE</text:p>
          </table:table-cell>
          <table:table-cell table:number-columns-repeated="2"/>
          <table:table-cell table:style-name="ce107" table:formula="of:=IF([$'jawaban peserta'.$B$102]=100;[$'olah data'.$R32];IF([$'jawaban peserta'.$B$102]=60;[$'olah data'.R139];&quot;&quot;))" office:value-type="float" office:value="0" calcext:value-type="float">
            <text:p>0</text:p>
          </table:table-cell>
          <table:table-cell table:style-name="ce107" table:formula="of:=IF([.$N$1]=0;&quot;Data Kosong&quot;;IF([.E31]&gt;[.H31];[.S31];[.T31]))" office:value-type="string" office:string-value="Data Kosong" calcext:value-type="string">
            <text:p>Data Kosong</text:p>
          </table:table-cell>
          <table:table-cell table:style-name="ce6" table:formula="of:=IF([.$N$1]=0;&quot;Data kandidat belum lengkap&quot;;IF([.E31]&gt;[.H31];[.J31];[.K31]))" office:value-type="string" office:string-value="Data kandidat belum lengkap" calcext:value-type="string">
            <text:p>Data kandidat belum lengkap</text:p>
          </table:table-cell>
          <table:table-cell table:style-name="ce4" table:formula="of:=IF([.$N$1]=&quot;P&quot;;[.O31];[.P31])" office:value-type="float" office:value="3.73" calcext:value-type="float">
            <text:p>3.73</text:p>
          </table:table-cell>
          <table:table-cell/>
          <table:table-cell table:style-name="ce127"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span></text:p>
          </table:table-cell>
          <table:table-cell table:style-name="ce127" office:value-type="string" calcext:value-type="string">
            <text:p><text:span text:style-name="T6">Openness to Experience</text:span><text:span text:style-name="T7">: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0" calcext:value-type="float">
            <text:p>0</text:p>
          </table:table-cell>
          <table:table-cell table:style-name="ce107" table:formula="of:=IF([.$N$1]=0;&quot;Data Kosong&quot;;IF([.E32]&gt;[.H32];[.S32];[.T32]))" office:value-type="string" office:string-value="Data Kosong" calcext:value-type="string">
            <text:p>Data Kosong</text:p>
          </table:table-cell>
          <table:table-cell table:style-name="ce6" table:formula="of:=IF([.$N$1]=0;&quot;Data kandidat belum lengkap&quot;;IF([.E32]&gt;[.H32];[.J32];[.K32]))" office:value-type="string" office:string-value="Data kandidat belum lengkap" calcext:value-type="string">
            <text:p>Data kandidat belum lengkap</text:p>
          </table:table-cell>
          <table:table-cell table:style-name="ce4" table:formula="of:=IF([.$N$1]=&quot;P&quot;;[.O32];[.P32])" office:value-type="float" office:value="3.56" calcext:value-type="float">
            <text:p>3.56</text:p>
          </table:table-cell>
          <table:table-cell/>
          <table:table-cell table:style-name="ce112" office:value-type="string" calcext:value-type="string">
            <text:p>Skala <text:span text:style-name="T1">Altruism</text:span> (versus <text:span text:style-name="T1">Antagonism</text:span><text:span text:style-name="T2">) menilai kecenderungan untuk bersikap simpatik dan berhati lembut terhadap orang lain. Orang dengan skor tinggi menghindari sesuatu yang menyebabkan kerugian dan bereaksi dengan kemurahan hati terhadap mereka yang lemah atau membutuhkan bantuan</text:span></text:p>
          </table:table-cell>
          <table:table-cell table:style-name="ce112" office:value-type="string" calcext:value-type="string">
            <text:p>Skala <text:span text:style-name="T1">Altruism</text:span> (versus <text:span text:style-name="T1">Antagonism</text:span><text:span text:style-name="T2">) menilai kecenderungan untuk bersikap simpatik dan berhati lembut terhadap orang lai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5"/>
          <table:table-cell table:style-name="ce4"/>
          <table:table-cell table:number-columns-repeated="1016"/>
        </table:table-row>
        <table:table-row table:style-name="ro5">
          <table:table-cell table:number-columns-repeated="7"/>
          <table:table-cell table:style-name="ce4"/>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number-columns-repeated="2"/>
          <table:table-cell table:style-name="ce4"/>
          <table:table-cell table:number-columns-repeated="1016"/>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26.36mm" svg:height="14.32mm" svg:x="158.62mm" svg:y="0.92mm" draw:control="control32"/>
          <draw:frame draw:z-index="1" draw:style-name="gr6" draw:text-style-name="P10" svg:width="258.92mm" svg:height="178.26mm" svg:x="1.07mm" svg:y="90.91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1" svg:width="0.42mm" svg:height="2.21mm" svg:x="267.7mm" svg:y="156.38mm" draw:control="control33"/>
          <draw:control draw:z-index="3" draw:style-name="gr5" draw:text-style-name="P9" svg:width="29.87mm" svg:height="23.5mm" svg:x="158.86mm" svg:y="22.24mm" draw:control="control34"/>
        </table:shapes>
        <table:table-column table:style-name="co50" table:default-cell-style-name="ce81"/>
        <table:table-column table:style-name="co51" table:default-cell-style-name="ce81"/>
        <table:table-column table:style-name="co3" table:number-columns-repeated="2" table:default-cell-style-name="ce103"/>
        <table:table-column table:style-name="co52"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6" calcext:value-type="float">
            <text:p>6</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08/08/2014" calcext:value-type="string">
            <text:p>08/08/2014</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SALES/MARKETING" calcext:value-type="string">
            <text:p>SALES/MARKETING</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93"/>
          <table:table-cell table:style-name="ce153" table:number-columns-repeated="10"/>
          <table:table-cell table:number-columns-repeated="1009"/>
        </table:table-row>
        <table:table-row table:style-name="ro11">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41"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style-name="ce143" table:formula="of:=IFERROR(IF([$grafik.F2]=0;&quot;&quot;;[$grafik.F2]);&quot;&quot;)" office:value-type="string" office:string-value="Data Kosong" calcext:value-type="string">
            <text:p>Data Kosong</text:p>
          </table:table-cell>
          <table:table-cell table:style-name="ce172" table:formula="of:=IFERROR(IF([$grafik.G2]=0;&quot;&quot;;[$grafik.G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1">
          <table:covered-table-cell table:style-name="ce141"/>
          <table:table-cell table:style-name="ce141" table:formula="of:=IF([$grafik.B3]=&quot;&quot;;&quot;&quot;;[$grafik.B3])" office:value-type="string" office:string-value="FAIRNESS" calcext:value-type="string">
            <text:p>FAIRNESS</text:p>
          </table:table-cell>
          <table:table-cell table:style-name="ce145" table:formula="of:=IFERROR(IF([$grafik.E3]=0;&quot;&quot;;[$grafik.E3]);&quot;&quot;)">
            <text:p/>
          </table:table-cell>
          <table:table-cell table:style-name="ce143" table:formula="of:=IFERROR(IF([$grafik.F3]=0;&quot;&quot;;[$grafik.F3]);&quot;&quot;)" office:value-type="string" office:string-value="Data Kosong" calcext:value-type="string">
            <text:p>Data Kosong</text:p>
          </table:table-cell>
          <table:table-cell table:style-name="ce172" table:formula="of:=IFERROR(IF([$grafik.G3]=0;&quot;&quot;;[$grafik.G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table-cell table:style-name="ce141" table:formula="of:=IF([$grafik.B4]=&quot;&quot;;&quot;&quot;;[$grafik.B4])" office:value-type="string" office:string-value="GREED AVOIDANCE" calcext:value-type="string">
            <text:p>GREED AVOIDANCE</text:p>
          </table:table-cell>
          <table:table-cell table:style-name="ce145" table:formula="of:=IFERROR(IF([$grafik.E4]=0;&quot;&quot;;[$grafik.E4]);&quot;&quot;)">
            <text:p/>
          </table:table-cell>
          <table:table-cell table:style-name="ce143" table:formula="of:=IFERROR(IF([$grafik.F4]=0;&quot;&quot;;[$grafik.F4]);&quot;&quot;)" office:value-type="string" office:string-value="Data Kosong" calcext:value-type="string">
            <text:p>Data Kosong</text:p>
          </table:table-cell>
          <table:table-cell table:style-name="ce172" table:formula="of:=IFERROR(IF([$grafik.G4]=0;&quot;&quot;;[$grafik.G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table-cell table:style-name="ce141"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style-name="ce143" table:formula="of:=IFERROR(IF([$grafik.F5]=0;&quot;&quot;;[$grafik.F5]);&quot;&quot;)" office:value-type="string" office:string-value="Data Kosong" calcext:value-type="string">
            <text:p>Data Kosong</text:p>
          </table:table-cell>
          <table:table-cell table:style-name="ce172" table:formula="of:=IFERROR(IF([$grafik.G5]=0;&quot;&quot;;[$grafik.G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1"/>
          <table:table-cell table:style-name="ce141" table:formula="of:=IF([$grafik.B6]=&quot;&quot;;&quot;&quot;;[$grafik.B6])" office:value-type="string" office:string-value="HONESTY – HUMILITY" calcext:value-type="string">
            <text:p>HONESTY – HUMILITY</text:p>
          </table:table-cell>
          <table:table-cell table:style-name="ce145" table:formula="of:=IFERROR(IF([$grafik.E6]=0;&quot;&quot;;[$grafik.E6]);&quot;&quot;)">
            <text:p/>
          </table:table-cell>
          <table:table-cell table:style-name="ce143" table:formula="of:=IFERROR(IF([$grafik.F6]=0;&quot;&quot;;[$grafik.F6]);&quot;&quot;)" office:value-type="string" office:string-value="Data Kosong" calcext:value-type="string">
            <text:p>Data Kosong</text:p>
          </table:table-cell>
          <table:table-cell table:style-name="ce172" table:formula="of:=IFERROR(IF([$grafik.G6]=0;&quot;&quot;;[$grafik.G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44" table:formula="of:=IF([$grafik.B7]=&quot;&quot;;&quot;&quot;;[$grafik.B7])" office:value-type="string" office:string-value="FEARFULLNESS" calcext:value-type="string">
            <text:p>FEARFULLNESS</text:p>
          </table:table-cell>
          <table:table-cell table:style-name="ce146" table:formula="of:=IFERROR(IF([$grafik.E7]=0;&quot;&quot;;[$grafik.E7]);&quot;&quot;)">
            <text:p/>
          </table:table-cell>
          <table:table-cell table:style-name="ce146" table:formula="of:=IFERROR(IF([$grafik.F7]=0;&quot;&quot;;[$grafik.F7]);&quot;&quot;)" office:value-type="string" office:string-value="Data Kosong" calcext:value-type="string">
            <text:p>Data Kosong</text:p>
          </table:table-cell>
          <table:table-cell table:style-name="ce173" table:formula="of:=IFERROR(IF([$grafik.G7]=0;&quot;&quot;;[$grafik.G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4" table:formula="of:=IF([$grafik.A8]=&quot;&quot;;&quot;&quot;;[$grafik.A8])">
            <text:p/>
          </table:covered-table-cell>
          <table:table-cell table:style-name="ce144"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style-name="ce146" table:formula="of:=IFERROR(IF([$grafik.F8]=0;&quot;&quot;;[$grafik.F8]);&quot;&quot;)" office:value-type="string" office:string-value="Data Kosong" calcext:value-type="string">
            <text:p>Data Kosong</text:p>
          </table:table-cell>
          <table:table-cell table:style-name="ce173" table:formula="of:=IFERROR(IF([$grafik.G8]=0;&quot;&quot;;[$grafik.G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44" table:formula="of:=IF([$grafik.A9]=&quot;&quot;;&quot;&quot;;[$grafik.A9])">
            <text:p/>
          </table:covered-table-cell>
          <table:table-cell table:style-name="ce144"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style-name="ce146" table:formula="of:=IFERROR(IF([$grafik.F9]=0;&quot;&quot;;[$grafik.F9]);&quot;&quot;)" office:value-type="string" office:string-value="Data Kosong" calcext:value-type="string">
            <text:p>Data Kosong</text:p>
          </table:table-cell>
          <table:table-cell table:style-name="ce173" table:formula="of:=IFERROR(IF([$grafik.G9]=0;&quot;&quot;;[$grafik.G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covered-table-cell table:style-name="ce144" table:formula="of:=IF([$grafik.A10]=&quot;&quot;;&quot;&quot;;[$grafik.A10])">
            <text:p/>
          </table:covered-table-cell>
          <table:table-cell table:style-name="ce144"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style-name="ce146" table:formula="of:=IFERROR(IF([$grafik.F10]=0;&quot;&quot;;[$grafik.F10]);&quot;&quot;)" office:value-type="string" office:string-value="Data Kosong" calcext:value-type="string">
            <text:p>Data Kosong</text:p>
          </table:table-cell>
          <table:table-cell table:style-name="ce173" table:formula="of:=IFERROR(IF([$grafik.G10]=0;&quot;&quot;;[$grafik.G1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44" table:formula="of:=IF([$grafik.A11]=&quot;&quot;;&quot;&quot;;[$grafik.A11])">
            <text:p/>
          </table:covered-table-cell>
          <table:table-cell table:style-name="ce144" table:formula="of:=IF([$grafik.B11]=&quot;&quot;;&quot;&quot;;[$grafik.B11])" office:value-type="string" office:string-value="EMOTIONALITY" calcext:value-type="string">
            <text:p>EMOTIONALITY</text:p>
          </table:table-cell>
          <table:table-cell table:style-name="ce146" table:formula="of:=IFERROR(IF([$grafik.E11]=0;&quot;&quot;;[$grafik.E11]);&quot;&quot;)">
            <text:p/>
          </table:table-cell>
          <table:table-cell table:style-name="ce146" table:formula="of:=IFERROR(IF([$grafik.F11]=0;&quot;&quot;;[$grafik.F11]);&quot;&quot;)" office:value-type="string" office:string-value="Data Kosong" calcext:value-type="string">
            <text:p>Data Kosong</text:p>
          </table:table-cell>
          <table:table-cell table:style-name="ce173" table:formula="of:=IFERROR(IF([$grafik.G11]=0;&quot;&quot;;[$grafik.G1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54"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style-name="ce147" table:formula="of:=IFERROR(IF([$grafik.F12]=0;&quot;&quot;;[$grafik.F12]);&quot;&quot;)" office:value-type="string" office:string-value="Data Kosong" calcext:value-type="string">
            <text:p>Data Kosong</text:p>
          </table:table-cell>
          <table:table-cell table:style-name="ce174" table:formula="of:=IFERROR(IF([$grafik.G12]=0;&quot;&quot;;[$grafik.G1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54" table:formula="of:=IF([$grafik.A13]=&quot;&quot;;&quot;&quot;;[$grafik.A13])">
            <text:p/>
          </table:covered-table-cell>
          <table:table-cell table:style-name="ce154"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style-name="ce147" table:formula="of:=IFERROR(IF([$grafik.F13]=0;&quot;&quot;;[$grafik.F13]);&quot;&quot;)" office:value-type="string" office:string-value="Data Kosong" calcext:value-type="string">
            <text:p>Data Kosong</text:p>
          </table:table-cell>
          <table:table-cell table:style-name="ce174" table:formula="of:=IFERROR(IF([$grafik.G13]=0;&quot;&quot;;[$grafik.G1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54" table:formula="of:=IF([$grafik.A14]=&quot;&quot;;&quot;&quot;;[$grafik.A14])">
            <text:p/>
          </table:covered-table-cell>
          <table:table-cell table:style-name="ce154"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style-name="ce147" table:formula="of:=IFERROR(IF([$grafik.F14]=0;&quot;&quot;;[$grafik.F14]);&quot;&quot;)" office:value-type="string" office:string-value="Data Kosong" calcext:value-type="string">
            <text:p>Data Kosong</text:p>
          </table:table-cell>
          <table:table-cell table:style-name="ce174" table:formula="of:=IFERROR(IF([$grafik.G14]=0;&quot;&quot;;[$grafik.G1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54" table:formula="of:=IF([$grafik.A15]=&quot;&quot;;&quot;&quot;;[$grafik.A15])">
            <text:p/>
          </table:covered-table-cell>
          <table:table-cell table:style-name="ce154" table:formula="of:=IF([$grafik.B15]=&quot;&quot;;&quot;&quot;;[$grafik.B15])" office:value-type="string" office:string-value="LIVELINESS" calcext:value-type="string">
            <text:p>LIVELINESS</text:p>
          </table:table-cell>
          <table:table-cell table:style-name="ce147" table:formula="of:=IFERROR(IF([$grafik.E15]=0;&quot;&quot;;[$grafik.E15]);&quot;&quot;)">
            <text:p/>
          </table:table-cell>
          <table:table-cell table:style-name="ce147" table:formula="of:=IFERROR(IF([$grafik.F15]=0;&quot;&quot;;[$grafik.F15]);&quot;&quot;)" office:value-type="string" office:string-value="Data Kosong" calcext:value-type="string">
            <text:p>Data Kosong</text:p>
          </table:table-cell>
          <table:table-cell table:style-name="ce174" table:formula="of:=IFERROR(IF([$grafik.G15]=0;&quot;&quot;;[$grafik.G1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7">
          <table:covered-table-cell table:style-name="ce154" table:formula="of:=IF([$grafik.A16]=&quot;&quot;;&quot;&quot;;[$grafik.A16])">
            <text:p/>
          </table:covered-table-cell>
          <table:table-cell table:style-name="ce154" table:formula="of:=IF([$grafik.B16]=&quot;&quot;;&quot;&quot;;[$grafik.B16])" office:value-type="string" office:string-value="EXTRAVERSION" calcext:value-type="string">
            <text:p>EXTRAVERSION</text:p>
          </table:table-cell>
          <table:table-cell table:style-name="ce147" table:formula="of:=IFERROR(IF([$grafik.E16]=0;&quot;&quot;;[$grafik.E16]);&quot;&quot;)">
            <text:p/>
          </table:table-cell>
          <table:table-cell table:style-name="ce147" table:formula="of:=IFERROR(IF([$grafik.F16]=0;&quot;&quot;;[$grafik.F16]);&quot;&quot;)" office:value-type="string" office:string-value="Data Kosong" calcext:value-type="string">
            <text:p>Data Kosong</text:p>
          </table:table-cell>
          <table:table-cell table:style-name="ce174" table:formula="of:=IFERROR(IF([$grafik.G16]=0;&quot;&quot;;[$grafik.G1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6"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style-name="ce148" table:formula="of:=IFERROR(IF([$grafik.F17]=0;&quot;&quot;;[$grafik.F17]);&quot;&quot;)" office:value-type="string" office:string-value="Data Kosong" calcext:value-type="string">
            <text:p>Data Kosong</text:p>
          </table:table-cell>
          <table:table-cell table:style-name="ce175" table:formula="of:=IFERROR(IF([$grafik.G17]=0;&quot;&quot;;[$grafik.G1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56" table:formula="of:=IF([$grafik.A18]=&quot;&quot;;&quot;&quot;;[$grafik.A18])">
            <text:p/>
          </table:covered-table-cell>
          <table:table-cell table:style-name="ce156"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style-name="ce148" table:formula="of:=IFERROR(IF([$grafik.F18]=0;&quot;&quot;;[$grafik.F18]);&quot;&quot;)" office:value-type="string" office:string-value="Data Kosong" calcext:value-type="string">
            <text:p>Data Kosong</text:p>
          </table:table-cell>
          <table:table-cell table:style-name="ce175" table:formula="of:=IFERROR(IF([$grafik.G18]=0;&quot;&quot;;[$grafik.G1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56" table:formula="of:=IF([$grafik.A19]=&quot;&quot;;&quot;&quot;;[$grafik.A19])">
            <text:p/>
          </table:covered-table-cell>
          <table:table-cell table:style-name="ce156" table:formula="of:=IF([$grafik.B19]=&quot;&quot;;&quot;&quot;;[$grafik.B19])" office:value-type="string" office:string-value="FLEXIBILITY" calcext:value-type="string">
            <text:p>FLEXIBILITY</text:p>
          </table:table-cell>
          <table:table-cell table:style-name="ce148" table:formula="of:=IFERROR(IF([$grafik.E19]=0;&quot;&quot;;[$grafik.E19]);&quot;&quot;)">
            <text:p/>
          </table:table-cell>
          <table:table-cell table:style-name="ce148" table:formula="of:=IFERROR(IF([$grafik.F19]=0;&quot;&quot;;[$grafik.F19]);&quot;&quot;)" office:value-type="string" office:string-value="Data Kosong" calcext:value-type="string">
            <text:p>Data Kosong</text:p>
          </table:table-cell>
          <table:table-cell table:style-name="ce175" table:formula="of:=IFERROR(IF([$grafik.G19]=0;&quot;&quot;;[$grafik.G1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56" table:formula="of:=IF([$grafik.A20]=&quot;&quot;;&quot;&quot;;[$grafik.A20])">
            <text:p/>
          </table:covered-table-cell>
          <table:table-cell table:style-name="ce156" table:formula="of:=IF([$grafik.B20]=&quot;&quot;;&quot;&quot;;[$grafik.B20])" office:value-type="string" office:string-value="PATIENCE" calcext:value-type="string">
            <text:p>PATIENCE</text:p>
          </table:table-cell>
          <table:table-cell table:style-name="ce148" table:formula="of:=IFERROR(IF([$grafik.E20]=0;&quot;&quot;;[$grafik.E20]);&quot;&quot;)">
            <text:p/>
          </table:table-cell>
          <table:table-cell table:style-name="ce148" table:formula="of:=IFERROR(IF([$grafik.F20]=0;&quot;&quot;;[$grafik.F20]);&quot;&quot;)" office:value-type="string" office:string-value="Data Kosong" calcext:value-type="string">
            <text:p>Data Kosong</text:p>
          </table:table-cell>
          <table:table-cell table:style-name="ce175" table:formula="of:=IFERROR(IF([$grafik.G20]=0;&quot;&quot;;[$grafik.G2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56" table:formula="of:=IF([$grafik.A21]=&quot;&quot;;&quot;&quot;;[$grafik.A21])">
            <text:p/>
          </table:covered-table-cell>
          <table:table-cell table:style-name="ce156" table:formula="of:=IF([$grafik.B21]=&quot;&quot;;&quot;&quot;;[$grafik.B21])" office:value-type="string" office:string-value="AGREEABLENESS" calcext:value-type="string">
            <text:p>AGREEABLENESS</text:p>
          </table:table-cell>
          <table:table-cell table:style-name="ce148" table:formula="of:=IFERROR(IF([$grafik.E21]=0;&quot;&quot;;[$grafik.E21]);&quot;&quot;)">
            <text:p/>
          </table:table-cell>
          <table:table-cell table:style-name="ce148" table:formula="of:=IFERROR(IF([$grafik.F21]=0;&quot;&quot;;[$grafik.F21]);&quot;&quot;)" office:value-type="string" office:string-value="Data Kosong" calcext:value-type="string">
            <text:p>Data Kosong</text:p>
          </table:table-cell>
          <table:table-cell table:style-name="ce175" table:formula="of:=IFERROR(IF([$grafik.G21]=0;&quot;&quot;;[$grafik.G2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1"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style-name="ce149" table:formula="of:=IFERROR(IF([$grafik.F22]=0;&quot;&quot;;[$grafik.F22]);&quot;&quot;)" office:value-type="string" office:string-value="Data Kosong" calcext:value-type="string">
            <text:p>Data Kosong</text:p>
          </table:table-cell>
          <table:table-cell table:style-name="ce176" table:formula="of:=IFERROR(IF([$grafik.G22]=0;&quot;&quot;;[$grafik.G2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61" table:formula="of:=IF([$grafik.A23]=&quot;&quot;;&quot;&quot;;[$grafik.A23])">
            <text:p/>
          </table:covered-table-cell>
          <table:table-cell table:style-name="ce161"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style-name="ce149" table:formula="of:=IFERROR(IF([$grafik.F23]=0;&quot;&quot;;[$grafik.F23]);&quot;&quot;)" office:value-type="string" office:string-value="Data Kosong" calcext:value-type="string">
            <text:p>Data Kosong</text:p>
          </table:table-cell>
          <table:table-cell table:style-name="ce176" table:formula="of:=IFERROR(IF([$grafik.G23]=0;&quot;&quot;;[$grafik.G2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61" table:formula="of:=IF([$grafik.A24]=&quot;&quot;;&quot;&quot;;[$grafik.A24])">
            <text:p/>
          </table:covered-table-cell>
          <table:table-cell table:style-name="ce161"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style-name="ce149" table:formula="of:=IFERROR(IF([$grafik.F24]=0;&quot;&quot;;[$grafik.F24]);&quot;&quot;)" office:value-type="string" office:string-value="Data Kosong" calcext:value-type="string">
            <text:p>Data Kosong</text:p>
          </table:table-cell>
          <table:table-cell table:style-name="ce176" table:formula="of:=IFERROR(IF([$grafik.G24]=0;&quot;&quot;;[$grafik.G2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61" table:formula="of:=IF([$grafik.A25]=&quot;&quot;;&quot;&quot;;[$grafik.A25])">
            <text:p/>
          </table:covered-table-cell>
          <table:table-cell table:style-name="ce161"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style-name="ce149" table:formula="of:=IFERROR(IF([$grafik.F25]=0;&quot;&quot;;[$grafik.F25]);&quot;&quot;)" office:value-type="string" office:string-value="Data Kosong" calcext:value-type="string">
            <text:p>Data Kosong</text:p>
          </table:table-cell>
          <table:table-cell table:style-name="ce176" table:formula="of:=IFERROR(IF([$grafik.G25]=0;&quot;&quot;;[$grafik.G2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61" table:formula="of:=IF([$grafik.A26]=&quot;&quot;;&quot;&quot;;[$grafik.A26])">
            <text:p/>
          </table:covered-table-cell>
          <table:table-cell table:style-name="ce161" table:formula="of:=IF([$grafik.B26]=&quot;&quot;;&quot;&quot;;[$grafik.B26])" office:value-type="string" office:string-value="CONSCIENTIOUSENESS" calcext:value-type="string">
            <text:p>CONSCIENTIOUSENESS</text:p>
          </table:table-cell>
          <table:table-cell table:style-name="ce149" table:formula="of:=IFERROR(IF([$grafik.E26]=0;&quot;&quot;;[$grafik.E26]);&quot;&quot;)">
            <text:p/>
          </table:table-cell>
          <table:table-cell table:style-name="ce149" table:formula="of:=IFERROR(IF([$grafik.F26]=0;&quot;&quot;;[$grafik.F26]);&quot;&quot;)" office:value-type="string" office:string-value="Data Kosong" calcext:value-type="string">
            <text:p>Data Kosong</text:p>
          </table:table-cell>
          <table:table-cell table:style-name="ce176" table:formula="of:=IFERROR(IF([$grafik.G26]=0;&quot;&quot;;[$grafik.G2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3"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style-name="ce150" table:formula="of:=IFERROR(IF([$grafik.F27]=0;&quot;&quot;;[$grafik.F27]);&quot;&quot;)" office:value-type="string" office:string-value="Data Kosong" calcext:value-type="string">
            <text:p>Data Kosong</text:p>
          </table:table-cell>
          <table:table-cell table:style-name="ce177" table:formula="of:=IFERROR(IF([$grafik.G27]=0;&quot;&quot;;[$grafik.G2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63" table:formula="of:=IF([$grafik.A28]=&quot;&quot;;&quot;&quot;;[$grafik.A28])">
            <text:p/>
          </table:covered-table-cell>
          <table:table-cell table:style-name="ce163"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style-name="ce150" table:formula="of:=IFERROR(IF([$grafik.F28]=0;&quot;&quot;;[$grafik.F28]);&quot;&quot;)" office:value-type="string" office:string-value="Data Kosong" calcext:value-type="string">
            <text:p>Data Kosong</text:p>
          </table:table-cell>
          <table:table-cell table:style-name="ce177" table:formula="of:=IFERROR(IF([$grafik.G28]=0;&quot;&quot;;[$grafik.G2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63" table:formula="of:=IF([$grafik.A29]=&quot;&quot;;&quot;&quot;;[$grafik.A29])">
            <text:p/>
          </table:covered-table-cell>
          <table:table-cell table:style-name="ce163"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style-name="ce150" table:formula="of:=IFERROR(IF([$grafik.F29]=0;&quot;&quot;;[$grafik.F29]);&quot;&quot;)" office:value-type="string" office:string-value="Data Kosong" calcext:value-type="string">
            <text:p>Data Kosong</text:p>
          </table:table-cell>
          <table:table-cell table:style-name="ce177" table:formula="of:=IFERROR(IF([$grafik.G29]=0;&quot;&quot;;[$grafik.G2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63" table:formula="of:=IF([$grafik.A30]=&quot;&quot;;&quot;&quot;;[$grafik.A30])">
            <text:p/>
          </table:covered-table-cell>
          <table:table-cell table:style-name="ce163" table:formula="of:=IF([$grafik.B30]=&quot;&quot;;&quot;&quot;;[$grafik.B30])" office:value-type="string" office:string-value="UNCONVENTIONALITY" calcext:value-type="string">
            <text:p>UNCONVENTIONALITY</text:p>
          </table:table-cell>
          <table:table-cell table:style-name="ce150" table:formula="of:=IFERROR(IF([$grafik.E30]=0;&quot;&quot;;[$grafik.E30]);&quot;&quot;)">
            <text:p/>
          </table:table-cell>
          <table:table-cell table:style-name="ce150" table:formula="of:=IFERROR(IF([$grafik.F30]=0;&quot;&quot;;[$grafik.F30]);&quot;&quot;)" office:value-type="string" office:string-value="Data Kosong" calcext:value-type="string">
            <text:p>Data Kosong</text:p>
          </table:table-cell>
          <table:table-cell table:style-name="ce177" table:formula="of:=IFERROR(IF([$grafik.G30]=0;&quot;&quot;;[$grafik.G3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63" table:formula="of:=IF([$grafik.A31]=&quot;&quot;;&quot;&quot;;[$grafik.A31])">
            <text:p/>
          </table:covered-table-cell>
          <table:table-cell table:style-name="ce163" table:formula="of:=IF([$grafik.B31]=&quot;&quot;;&quot;&quot;;[$grafik.B31])" office:value-type="string" office:string-value="OPENESS TO EXPERIENCE" calcext:value-type="string">
            <text:p>OPENESS TO EXPERIENCE</text:p>
          </table:table-cell>
          <table:table-cell table:style-name="ce150" table:formula="of:=IFERROR(IF([$grafik.E31]=0;&quot;&quot;;[$grafik.E31]);&quot;&quot;)">
            <text:p/>
          </table:table-cell>
          <table:table-cell table:style-name="ce150" table:formula="of:=IFERROR(IF([$grafik.F31]=0;&quot;&quot;;[$grafik.F31]);&quot;&quot;)" office:value-type="string" office:string-value="Data Kosong" calcext:value-type="string">
            <text:p>Data Kosong</text:p>
          </table:table-cell>
          <table:table-cell table:style-name="ce177" table:formula="of:=IFERROR(IF([$grafik.G31]=0;&quot;&quot;;[$grafik.G3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text:p/>
          </table:table-cell>
          <table:table-cell table:style-name="ce151" table:formula="of:=IFERROR(IF([$grafik.F32]=0;&quot;&quot;;[$grafik.F32]);&quot;&quot;)" office:value-type="string" office:string-value="Data Kosong" calcext:value-type="string">
            <text:p>Data Kosong</text:p>
          </table:table-cell>
          <table:table-cell table:style-name="ce178" table:formula="of:=IFERROR(IF([$grafik.G32]=0;&quot;&quot;;[$grafik.G3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3"/>
          <table:table-cell table:style-name="ce153" table:number-columns-repeated="10"/>
          <table:table-cell table:number-columns-repeated="1009"/>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7">00/00/0000</text:date>, <text:time style:data-style-name="N2" text:time-value="22:32:24.33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94</meta:editing-cycles>
    <meta:creation-date>2018-06-26T10:19:00</meta:creation-date>
    <dc:date>2018-08-17T22:35:16.733000000</dc:date>
    <meta:generator>LibreOffice/6.0.6.2$Windows_X86_64 LibreOffice_project/0c292870b25a325b5ed35f6b45599d2ea4458e77</meta:generator>
    <meta:editing-duration>P1DT3H36M19S</meta:editing-duration>
    <meta:print-date>2018-07-30T13:34:10.562000000</meta:print-date>
    <meta:document-statistic meta:table-count="9" meta:cell-count="3827"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cm" svg:y="0.257cm" chart:style-name="ch2">
          <text:p>Grafik Karakter</text:p>
        </chart:title>
        <chart:plot-area chart:style-name="ch3" table:cell-range-address="'View Output'.A54:'View Output'.C84 'View Output'.C53:'View Output'.C53" chart:data-source-has-labels="both" svg:x="0.566cm" svg:y="1.503cm" svg:width="24.6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3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